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color="#009900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5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9900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fo:background-color="#B2B2B2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B2B2B2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37">
      <style:table-cell-properties style:vertical-align="automatic" fo:background-color="#B2B2B2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15" style:family="table-cell" style:parent-style-name="Default" style:data-style-name="N36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 style:data-style-name="N36"/>
    <style:style style:name="ce20" style:family="table-cell" style:parent-style-name="Default" style:data-style-name="N38"/>
    <style:style style:name="ce21" style:family="table-cell" style:parent-style-name="Default" style:data-style-name="N36">
      <style:table-cell-properties fo:background-color="#B2B2B2"/>
    </style:style>
    <style:style style:name="ce22" style:family="table-cell" style:parent-style-name="Default" style:data-style-name="N39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38">
      <style:table-cell-properties fo:background-color="#B2B2B2"/>
    </style:style>
    <style:style style:name="ce24" style:family="table-cell" style:parent-style-name="Default" style:data-style-name="N0">
      <style:table-cell-properties fo:background-color="#B2B2B2"/>
    </style:style>
    <style:style style:name="ce25" style:family="table-cell" style:parent-style-name="Default" style:data-style-name="N37">
      <style:table-cell-properties fo:background-color="#B2B2B2"/>
    </style:style>
    <style:style style:name="ce26" style:family="table-cell" style:parent-style-name="Default" style:data-style-name="N37"/>
    <style:style style:name="ce27" style:family="table-cell" style:parent-style-name="Default" style:data-style-name="N37">
      <style:table-cell-properties style:vertical-align="automatic" fo:wrap-option="wrap" fo:background-color="#B2B2B2"/>
      <style:text-properties fo:font-size="10pt" style:font-size-asian="10pt" style:font-size-complex="10pt"/>
    </style:style>
    <style:style style:name="ce28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37"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9.47208333333333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1.825625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9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number-columns-repeated="2" table:default-cell-style-name="ce31"/>
        <table:table-column table:style-name="co7" table:default-cell-style-name="ce30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0"/>
        <table:table-column table:style-name="co16" table:number-columns-repeated="5" table:default-cell-style-name="ce31"/>
        <table:table-column table:style-name="co17" table:default-cell-style-name="ce19"/>
        <table:table-column table:style-name="co18" table:number-columns-repeated="1004" table:default-cell-style-name="ce19"/>
        <table:table-column table:style-name="co19" table:number-columns-repeated="15358" table:default-cell-style-name="ce1"/>
        <table:table-row table:style-name="ro1">
          <table:table-cell office:value-type="string" table:style-name="ce2">
            <text:p># Lines starting with ”#” will be treated as comments.</text:p>
          </table:table-cell>
          <table:table-cell table:number-columns-repeated="6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3" table:style-name="ce2"/>
        </table:table-row>
        <table:table-row table:style-name="ro1">
          <table:table-cell office:value-type="string" table:style-name="ce2">
            <text:p># This file can be reloaded with the ”reload stats” console command</text:p>
          </table:table-cell>
          <table:table-cell table:number-columns-repeated="6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3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6" table:style-name="ce3"/>
          <table:table-cell table:style-name="ce4"/>
          <table:table-cell table:style-name="ce3"/>
          <table:table-cell office:value-type="string" table:style-name="ce3">
            <text:p>dmg reduction from</text:p>
          </table:table-cell>
          <table:table-cell table:number-columns-repeated="5" table:style-name="ce3"/>
          <table:table-cell table:style-name="ce4"/>
          <table:table-cell office:value-type="string" table:style-name="ce5">
            <text:p>missile weapons only</text:p>
          </table:table-cell>
          <table:table-cell table:number-columns-repeated="4" table:style-name="ce6"/>
          <table:table-cell table:number-columns-repeated="16363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6" table:style-name="ce3"/>
          <table:table-cell table:style-name="ce4"/>
          <table:table-cell office:value-type="string" table:style-name="ce3">
            <text:p>%of dmg that will</text:p>
          </table:table-cell>
          <table:table-cell office:value-type="string" table:style-name="ce3">
            <text:p>armo is multiplied</text:p>
          </table:table-cell>
          <table:table-cell table:style-name="ce3"/>
          <table:table-cell office:value-type="float" office:value="100" table:style-name="ce3">
            <text:p>100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table:style-name="ce4"/>
          <table:table-cell office:value-type="string" table:style-name="ce3">
            <text:p>minimum speed</text:p>
          </table:table-cell>
          <table:table-cell table:number-columns-repeated="4" table:style-name="ce3"/>
          <table:table-cell table:number-columns-repeated="16363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6" table:style-name="ce3"/>
          <table:table-cell office:value-type="string" table:style-name="ce4">
            <text:p>%bonus dmg</text:p>
          </table:table-cell>
          <table:table-cell office:value-type="string" table:style-name="ce3">
            <text:p>go through shields</text:p>
          </table:table-cell>
          <table:table-cell office:value-type="string" table:style-name="ce3">
            <text:p>with this</text:p>
          </table:table-cell>
          <table:table-cell table:number-columns-repeated="5" table:style-name="ce3"/>
          <table:table-cell table:style-name="ce4"/>
          <table:table-cell office:value-type="string" table:style-name="ce3">
            <text:p>of missiles</text:p>
          </table:table-cell>
          <table:table-cell table:number-columns-repeated="4" table:style-name="ce3"/>
          <table:table-cell table:number-columns-repeated="16363" table:style-name="ce2"/>
        </table:table-row>
        <table:table-row table:style-name="ro2">
          <table:table-cell office:value-type="string" table:style-name="ce7">
            <text:p>key</text:p>
          </table:table-cell>
          <table:table-cell office:value-type="string" table:style-name="ce7">
            <text:p>cost</text:p>
          </table:table-cell>
          <table:table-cell office:value-type="string" table:style-name="ce7">
            <text:p>power</text:p>
          </table:table-cell>
          <table:table-cell office:value-type="string" table:style-name="ce7">
            <text:p>min_damage</text:p>
          </table:table-cell>
          <table:table-cell office:value-type="string" table:style-name="ce7">
            <text:p>max_damage</text:p>
          </table:table-cell>
          <table:table-cell office:value-type="string" table:style-name="ce7">
            <text:p>damage_per_second</text:p>
          </table:table-cell>
          <table:table-cell office:value-type="string" table:style-name="ce7">
            <text:p>damage_per_second</text:p>
          </table:table-cell>
          <table:table-cell office:value-type="string" table:style-name="ce7">
            <text:p>shield_damage</text:p>
          </table:table-cell>
          <table:table-cell office:value-type="string" table:style-name="ce7">
            <text:p>shield_penetration</text:p>
          </table:table-cell>
          <table:table-cell office:value-type="string" table:style-name="ce8">
            <text:p>armor_penetration</text:p>
          </table:table-cell>
          <table:table-cell office:value-type="string" table:style-name="ce7">
            <text:p>min_windup</text:p>
          </table:table-cell>
          <table:table-cell office:value-type="string" table:style-name="ce7">
            <text:p>max_windup</text:p>
          </table:table-cell>
          <table:table-cell office:value-type="string" table:style-name="ce7">
            <text:p>cooldown</text:p>
          </table:table-cell>
          <table:table-cell office:value-type="string" table:style-name="ce7">
            <text:p>range</text:p>
          </table:table-cell>
          <table:table-cell office:value-type="string" table:style-name="ce7">
            <text:p>accuracy</text:p>
          </table:table-cell>
          <table:table-cell office:value-type="string" table:style-name="ce9">
            <text:p>tracking</text:p>
          </table:table-cell>
          <table:table-cell office:value-type="string" table:style-name="ce7">
            <text:p>missile_speed</text:p>
          </table:table-cell>
          <table:table-cell office:value-type="string" table:style-name="ce7">
            <text:p>missile_evasion</text:p>
          </table:table-cell>
          <table:table-cell office:value-type="string" table:style-name="ce7">
            <text:p>missile_health</text:p>
          </table:table-cell>
          <table:table-cell office:value-type="string" table:style-name="ce7">
            <text:p>missile_armor</text:p>
          </table:table-cell>
          <table:table-cell office:value-type="string" table:style-name="ce7">
            <text:p>missile_shield</text:p>
          </table:table-cell>
          <table:table-cell office:value-type="string" table:style-name="ce7">
            <text:p>end</text:p>
          </table:table-cell>
          <table:table-cell table:number-columns-repeated="16362" table:style-name="ce10"/>
        </table:table-row>
        <table:table-row table:style-name="ro3">
          <table:table-cell office:value-type="string" table:style-name="ce11">
            <text:p># Lasers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15"/>
        </table:table-row>
        <table:table-row table:style-name="ro1">
          <table:table-cell office:value-type="string" table:style-name="ce7">
            <text:p>SMALL_RED_LASER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5.00</text:p>
          </table:table-cell>
          <table:table-cell office:value-type="float" office:value="10" table:style-name="ce16">
            <text:p>10</text:p>
          </table:table-cell>
          <table:table-cell office:value-type="float" office:value="3.3962264150943398" table:formula="of:=(([.D8]+[.E8])/2) / ((([.K8]+[.L8])/2+[.M8])/10) * ([.O8]+[.N8]/100)" table:style-name="ce16">
            <text:p>3.396226415</text:p>
          </table:table-cell>
          <table:table-cell office:value-type="float" office:value="2.9716981132075477" table:formula="of:=(([.D8]+[.E8])/2) / ((([.K8]+[.L8])/2+[.M8])/10) * ([.O8]+[.N8]/200)" table:style-name="ce16">
            <text:p>2.97169811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MEDIUM_RED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7.8962264150943398" table:formula="of:=(([.D9]+[.E9])/2) / ((([.K9]+[.L9])/2+[.M9])/10) * ([.O9]+[.N9]/100)" table:style-name="ce16">
            <text:p>7.896226415</text:p>
          </table:table-cell>
          <table:table-cell office:value-type="float" office:value="6.433962264150944" table:formula="of:=(([.D9]+[.E9])/2) / ((([.K9]+[.L9])/2+[.M9])/10) * ([.O9]+[.N9]/200)" table:style-name="ce16">
            <text:p>6.43396226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LARGE_RED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19.245283018867926" table:formula="of:=(([.D10]+[.E10])/2) / ((([.K10]+[.L10])/2+[.M10])/10) * ([.O10]+[.N10]/100)" table:style-name="ce16">
            <text:p>19.24528302</text:p>
          </table:table-cell>
          <table:table-cell office:value-type="float" office:value="14.754716981132075" table:formula="of:=(([.D10]+[.E10])/2) / ((([.K10]+[.L10])/2+[.M10])/10) * ([.O10]+[.N10]/200)" table:style-name="ce16">
            <text:p>14.7547169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SMALL_BLUE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6.00</text:p>
          </table:table-cell>
          <table:table-cell office:value-type="float" office:value="12" table:style-name="ce16">
            <text:p>12</text:p>
          </table:table-cell>
          <table:table-cell office:value-type="float" office:value="4.0754716981132075" table:formula="of:=(([.D11]+[.E11])/2) / ((([.K11]+[.L11])/2+[.M11])/10) * ([.O11]+[.N11]/100)" table:style-name="ce16">
            <text:p>4.075471698</text:p>
          </table:table-cell>
          <table:table-cell office:value-type="float" office:value="3.5660377358490569" table:formula="of:=(([.D11]+[.E11])/2) / ((([.K11]+[.L11])/2+[.M11])/10) * ([.O11]+[.N11]/200)" table:style-name="ce16">
            <text:p>3.566037736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MEDIUM_BLU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float" office:value="22" table:style-name="ce16">
            <text:p>22</text:p>
          </table:table-cell>
          <table:table-cell office:value-type="float" office:value="9.4245283018867934" table:formula="of:=(([.D12]+[.E12])/2) / ((([.K12]+[.L12])/2+[.M12])/10) * ([.O12]+[.N12]/100)" table:style-name="ce16">
            <text:p>9.424528302</text:p>
          </table:table-cell>
          <table:table-cell office:value-type="float" office:value="7.6792452830188696" table:formula="of:=(([.D12]+[.E12])/2) / ((([.K12]+[.L12])/2+[.M12])/10) * ([.O12]+[.N12]/200)" table:style-name="ce16">
            <text:p>7.67924528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LARGE_BLUE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float" office:value="32" table:style-name="ce16">
            <text:p>32</text:p>
          </table:table-cell>
          <table:table-cell office:value-type="float" office:value="50" table:style-name="ce16">
            <text:p>50</text:p>
          </table:table-cell>
          <table:table-cell office:value-type="float" office:value="23.20754716981132" table:formula="of:=(([.D13]+[.E13])/2) / ((([.K13]+[.L13])/2+[.M13])/10) * ([.O13]+[.N13]/100)" table:style-name="ce16">
            <text:p>23.20754717</text:p>
          </table:table-cell>
          <table:table-cell office:value-type="float" office:value="17.79245283018868" table:formula="of:=(([.D13]+[.E13])/2) / ((([.K13]+[.L13])/2+[.M13])/10) * ([.O13]+[.N13]/200)" table:style-name="ce16">
            <text:p>17.7924528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style-name="ce19"/>
          <table:table-cell table:style-name="ce20"/>
          <table:table-cell table:number-columns-repeated="16360"/>
        </table:table-row>
        <table:table-row table:style-name="ro1">
          <table:table-cell office:value-type="string" table:style-name="ce7">
            <text:p>SMALL_UV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float" office:value="7" table:style-name="ce16">
            <text:p>7</text:p>
          </table:table-cell>
          <table:table-cell office:value-type="float" office:value="14" table:style-name="ce16">
            <text:p>14</text:p>
          </table:table-cell>
          <table:table-cell office:value-type="float" office:value="4.7547169811320753" table:formula="of:=(([.D14]+[.E14])/2) / ((([.K14]+[.L14])/2+[.M14])/10) * ([.O14]+[.N14]/100)" table:style-name="ce16">
            <text:p>4.754716981</text:p>
          </table:table-cell>
          <table:table-cell office:value-type="float" office:value="4.1603773584905666" table:formula="of:=(([.D14]+[.E14])/2) / ((([.K14]+[.L14])/2+[.M14])/10) * ([.O14]+[.N14]/200)" table:style-name="ce16">
            <text:p>4.16037735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MEDIUM_UV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float" office:value="18" table:style-name="ce16">
            <text:p>18</text:p>
          </table:table-cell>
          <table:table-cell office:value-type="float" office:value="26" table:style-name="ce16">
            <text:p>26</text:p>
          </table:table-cell>
          <table:table-cell office:value-type="float" office:value="11.207547169811322" table:formula="of:=(([.D15]+[.E15])/2) / ((([.K15]+[.L15])/2+[.M15])/10) * ([.O15]+[.N15]/100)" table:style-name="ce16">
            <text:p>11.20754717</text:p>
          </table:table-cell>
          <table:table-cell office:value-type="float" office:value="9.1320754716981138" table:formula="of:=(([.D15]+[.E15])/2) / ((([.K15]+[.L15])/2+[.M15])/10) * ([.O15]+[.N15]/200)" table:style-name="ce16">
            <text:p>9.13207547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LARGE_UV_LASER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float" office:value="60" table:style-name="ce16">
            <text:p>60</text:p>
          </table:table-cell>
          <table:table-cell office:value-type="float" office:value="26.886792452830186" table:formula="of:=(([.D16]+[.E16])/2) / ((([.K16]+[.L16])/2+[.M16])/10) * ([.O16]+[.N16]/100)" table:style-name="ce16">
            <text:p>26.88679245</text:p>
          </table:table-cell>
          <table:table-cell office:value-type="float" office:value="20.613207547169807" table:formula="of:=(([.D16]+[.E16])/2) / ((([.K16]+[.L16])/2+[.M16])/10) * ([.O16]+[.N16]/200)" table:style-name="ce16">
            <text:p>20.6132075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SMALL_XRAY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float" office:value="8" table:style-name="ce16">
            <text:p>8</text:p>
          </table:table-cell>
          <table:table-cell office:value-type="float" office:value="16" table:style-name="ce16">
            <text:p>16</text:p>
          </table:table-cell>
          <table:table-cell office:value-type="float" office:value="5.4339622641509431" table:formula="of:=(([.D17]+[.E17])/2) / ((([.K17]+[.L17])/2+[.M17])/10) * ([.O17]+[.N17]/100)" table:style-name="ce16">
            <text:p>5.433962264</text:p>
          </table:table-cell>
          <table:table-cell office:value-type="float" office:value="4.7547169811320753" table:formula="of:=(([.D17]+[.E17])/2) / ((([.K17]+[.L17])/2+[.M17])/10) * ([.O17]+[.N17]/200)" table:style-name="ce16">
            <text:p>4.75471698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XRAY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30.00</text:p>
          </table:table-cell>
          <table:table-cell office:value-type="float" office:value="12.735849056603776" table:formula="of:=(([.D18]+[.E18])/2) / ((([.K18]+[.L18])/2+[.M18])/10) * ([.O18]+[.N18]/100)" table:style-name="ce16">
            <text:p>12.73584906</text:p>
          </table:table-cell>
          <table:table-cell office:value-type="float" office:value="10.377358490566039" table:formula="of:=(([.D18]+[.E18])/2) / ((([.K18]+[.L18])/2+[.M18])/10) * ([.O18]+[.N18]/200)" table:style-name="ce16">
            <text:p>10.37735849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XRAY_LASER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9.00</text:p>
          </table:table-cell>
          <table:table-cell office:value-type="float" office:value="70" table:style-name="ce16">
            <text:p>70</text:p>
          </table:table-cell>
          <table:table-cell office:value-type="float" office:value="30.849056603773587" table:formula="of:=(([.D19]+[.E19])/2) / ((([.K19]+[.L19])/2+[.M19])/10) * ([.O19]+[.N19]/100)" table:style-name="ce16">
            <text:p>30.8490566</text:p>
          </table:table-cell>
          <table:table-cell office:value-type="float" office:value="23.650943396226413" table:formula="of:=(([.D19]+[.E19])/2) / ((([.K19]+[.L19])/2+[.M19])/10) * ([.O19]+[.N19]/200)" table:style-name="ce16">
            <text:p>23.650943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MALL_GAMMA_LASER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float" office:value="9" table:style-name="ce16">
            <text:p>9</text:p>
          </table:table-cell>
          <table:table-cell office:value-type="float" office:value="18" table:style-name="ce16">
            <text:p>18</text:p>
          </table:table-cell>
          <table:table-cell office:value-type="float" office:value="6.1132075471698117" table:formula="of:=(([.D20]+[.E20])/2) / ((([.K20]+[.L20])/2+[.M20])/10) * ([.O20]+[.N20]/100)" table:style-name="ce16">
            <text:p>6.113207547</text:p>
          </table:table-cell>
          <table:table-cell office:value-type="float" office:value="5.3490566037735849" table:formula="of:=(([.D20]+[.E20])/2) / ((([.K20]+[.L20])/2+[.M20])/10) * ([.O20]+[.N20]/200)" table:style-name="ce16">
            <text:p>5.34905660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GAMMA_LASER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float" office:value="22" table:style-name="ce16">
            <text:p>22</text:p>
          </table:table-cell>
          <table:table-cell office:value-type="float" office:value="34" table:style-name="ce16">
            <text:p>34</text:p>
          </table:table-cell>
          <table:table-cell office:value-type="float" office:value="14.264150943396229" table:formula="of:=(([.D21]+[.E21])/2) / ((([.K21]+[.L21])/2+[.M21])/10) * ([.O21]+[.N21]/100)" table:style-name="ce16">
            <text:p>14.26415094</text:p>
          </table:table-cell>
          <table:table-cell office:value-type="float" office:value="11.622641509433965" table:formula="of:=(([.D21]+[.E21])/2) / ((([.K21]+[.L21])/2+[.M21])/10) * ([.O21]+[.N21]/200)" table:style-name="ce16">
            <text:p>11.6226415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GAMMA_LASER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2.00</text:p>
          </table:table-cell>
          <table:table-cell office:value-type="float" office:value="81" table:style-name="ce16">
            <text:p>81</text:p>
          </table:table-cell>
          <table:table-cell office:value-type="float" office:value="34.811320754716981" table:formula="of:=(([.D22]+[.E22])/2) / ((([.K22]+[.L22])/2+[.M22])/10) * ([.O22]+[.N22]/100)" table:style-name="ce16">
            <text:p>34.81132075</text:p>
          </table:table-cell>
          <table:table-cell office:value-type="float" office:value="26.688679245283016" table:formula="of:=(([.D22]+[.E22])/2) / ((([.K22]+[.L22])/2+[.M22])/10) * ([.O22]+[.N22]/200)" table:style-name="ce16">
            <text:p>26.6886792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float" office:value="70" table:style-name="ce16">
            <text:p>7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SMALL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float" office:value="2.4" table:formula="of:=(([.D24]+[.E24])/2) / ((([.K24]+[.L24])/2+[.M24])/10) * ([.O24]+[.N24]/100)" table:style-name="ce16">
            <text:p>2.4</text:p>
          </table:table-cell>
          <table:table-cell office:value-type="float" office:value="2.1" table:formula="of:=(([.D24]+[.E24])/2) / ((([.K24]+[.L24])/2+[.M24])/10) * ([.O24]+[.N24]/200)" table:style-name="ce16">
            <text:p>2.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5.580000000000001" table:formula="of:=(([.D25]+[.E25])/2) / ((([.K25]+[.L25])/2+[.M25])/10) * ([.O25]+[.N25]/100)" table:style-name="ce16">
            <text:p>5.58</text:p>
          </table:table-cell>
          <table:table-cell office:value-type="float" office:value="4.5466666666666677" table:formula="of:=(([.D25]+[.E25])/2) / ((([.K25]+[.L25])/2+[.M25])/10) * ([.O25]+[.N25]/200)" table:style-name="ce16">
            <text:p>4.54666666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1.00</text:p>
          </table:table-cell>
          <table:table-cell office:value-type="float" office:value="13.200000000000001" table:formula="of:=(([.D26]+[.E26])/2) / ((([.K26]+[.L26])/2+[.M26])/10) * ([.O26]+[.N26]/100)" table:style-name="ce16">
            <text:p>13.2</text:p>
          </table:table-cell>
          <table:table-cell office:value-type="float" office:value="10.119999999999999" table:formula="of:=(([.D26]+[.E26])/2) / ((([.K26]+[.L26])/2+[.M26])/10) * ([.O26]+[.N26]/200)" table:style-name="ce16">
            <text:p>10.1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Energy Lance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LARGE_ENERGY_LANCE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float" office:value="169" table:style-name="ce16">
            <text:p>169</text:p>
          </table:table-cell>
          <table:table-cell office:value-type="float" office:value="357" table:style-name="ce16">
            <text:p>357</text:p>
          </table:table-cell>
          <table:table-cell office:value-type="float" office:value="83.170940170940185" table:formula="of:=(([.D28]+[.E28])/2) / ((([.K28]+[.L28])/2+[.M28])/10) * ([.O28]+[.N28]/100)" table:style-name="ce16">
            <text:p>83.17094017</text:p>
          </table:table-cell>
          <table:table-cell office:value-type="float" office:value="60.692307692307701" table:formula="of:=(([.D28]+[.E28])/2) / ((([.K28]+[.L28])/2+[.M28])/10) * ([.O28]+[.N28]/200)" table:style-name="ce16">
            <text:p>60.69230769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float" office:value="30" table:style-name="ce16">
            <text:p>30</text:p>
          </table:table-cell>
          <table:table-cell office:value-type="float" office:value="100" table:style-name="ce16">
            <text:p>10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ENERGY_LANCE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69.00</text:p>
          </table:table-cell>
          <table:table-cell office:value-type="float" office:value="415" table:style-name="ce16">
            <text:p>415</text:p>
          </table:table-cell>
          <table:table-cell office:value-type="float" office:value="92.341880341880341" table:formula="of:=(([.D29]+[.E29])/2) / ((([.K29]+[.L29])/2+[.M29])/10) * ([.O29]+[.N29]/100)" table:style-name="ce16">
            <text:p>92.34188034</text:p>
          </table:table-cell>
          <table:table-cell office:value-type="float" office:value="67.384615384615387" table:formula="of:=(([.D29]+[.E29])/2) / ((([.K29]+[.L29])/2+[.M29])/10) * ([.O29]+[.N29]/200)" table:style-name="ce16">
            <text:p>67.3846153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float" office:value="30" table:style-name="ce16">
            <text:p>30</text:p>
          </table:table-cell>
          <table:table-cell office:value-type="float" office:value="100" table:style-name="ce16">
            <text:p>10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Titan Laser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TITAN_LASER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-300.00</text:p>
          </table:table-cell>
          <table:table-cell office:value-type="string" table:style-name="ce16">
            <text:p>4000.00</text:p>
          </table:table-cell>
          <table:table-cell office:value-type="string" table:style-name="ce16">
            <text:p>6000.00</text:p>
          </table:table-cell>
          <table:table-cell office:value-type="float" office:value="540.22988505747128" table:formula="of:=(([.D31]+[.E31])/2) / ((([.K31]+[.L31])/2+[.M31])/10) * ([.O31]+[.N31]/100)" table:style-name="ce16">
            <text:p>540.2298851</text:p>
          </table:table-cell>
          <table:table-cell office:value-type="float" office:value="367.81609195402302" table:formula="of:=(([.D31]+[.E31])/2) / ((([.K31]+[.L31])/2+[.M31])/10) * ([.O31]+[.N31]/200)" table:style-name="ce16">
            <text:p>367.816092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1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Plasma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SMALL_PLASMA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float" office:value="9" table:style-name="ce16">
            <text:p>9</text:p>
          </table:table-cell>
          <table:table-cell office:value-type="float" office:value="24" table:style-name="ce16">
            <text:p>24</text:p>
          </table:table-cell>
          <table:table-cell office:value-type="float" office:value="4.0841584158415847" table:formula="of:=(([.D33]+[.E33])/2) / ((([.K33]+[.L33])/2+[.M33])/10) * ([.O33]+[.N33]/100)" table:style-name="ce16">
            <text:p>4.084158416</text:p>
          </table:table-cell>
          <table:table-cell office:value-type="float" office:value="3.4306930693069311" table:formula="of:=(([.D33]+[.E33])/2) / ((([.K33]+[.L33])/2+[.M33])/10) * ([.O33]+[.N33]/200)" table:style-name="ce16">
            <text:p>3.430693069</text:p>
          </table:table-cell>
          <table:table-cell office:value-type="float" office:value="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float" office:value="0.55000000000000004" table:style-name="ce16">
            <text:p>0.5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PLASMA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float" office:value="51" table:style-name="ce16">
            <text:p>51</text:p>
          </table:table-cell>
          <table:table-cell office:value-type="float" office:value="9.564356435643564" table:formula="of:=(([.D34]+[.E34])/2) / ((([.K34]+[.L34])/2+[.M34])/10) * ([.O34]+[.N34]/100)" table:style-name="ce16">
            <text:p>9.564356436</text:p>
          </table:table-cell>
          <table:table-cell office:value-type="float" office:value="7.5148514851485153" table:formula="of:=(([.D34]+[.E34])/2) / ((([.K34]+[.L34])/2+[.M34])/10) * ([.O34]+[.N34]/200)" table:style-name="ce16">
            <text:p>7.514851485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60.00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PLASMA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float" office:value="115" table:style-name="ce16">
            <text:p>115</text:p>
          </table:table-cell>
          <table:table-cell office:value-type="float" office:value="23.019801980198022" table:formula="of:=(([.D35]+[.E35])/2) / ((([.K35]+[.L35])/2+[.M35])/10) * ([.O35]+[.N35]/100)" table:style-name="ce16">
            <text:p>23.01980198</text:p>
          </table:table-cell>
          <table:table-cell office:value-type="float" office:value="17.079207920792079" table:formula="of:=(([.D35]+[.E35])/2) / ((([.K35]+[.L35])/2+[.M35])/10) * ([.O35]+[.N35]/200)" table:style-name="ce16">
            <text:p>17.07920792</text:p>
          </table:table-cell>
          <table:table-cell office:value-type="float" office:value="0.7" table:style-name="ce16">
            <text:p>0.7</text:p>
          </table:table-cell>
          <table:table-cell office:value-type="float" office:value="0" table:style-name="ce16">
            <text:p>0</text:p>
          </table:table-cell>
          <table:table-cell office:value-type="float" office:value="0.75" table:style-name="ce16">
            <text:p>0.7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80.00</text:p>
          </table:table-cell>
          <table:table-cell office:value-type="float" office:value="0.75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MALL_PLASMA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9.00</text:p>
          </table:table-cell>
          <table:table-cell office:value-type="float" office:value="29" table:style-name="ce16">
            <text:p>29</text:p>
          </table:table-cell>
          <table:table-cell office:value-type="float" office:value="4.7029702970297036" table:formula="of:=(([.D36]+[.E36])/2) / ((([.K36]+[.L36])/2+[.M36])/10) * ([.O36]+[.N36]/100)" table:style-name="ce16">
            <text:p>4.702970297</text:p>
          </table:table-cell>
          <table:table-cell office:value-type="float" office:value="3.9504950495049509" table:formula="of:=(([.D36]+[.E36])/2) / ((([.K36]+[.L36])/2+[.M36])/10) * ([.O36]+[.N36]/200)" table:style-name="ce16">
            <text:p>3.95049505</text:p>
          </table:table-cell>
          <table:table-cell office:value-type="float" office:value="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float" office:value="0.55000000000000004" table:style-name="ce16">
            <text:p>0.5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PLASMA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2.00</text:p>
          </table:table-cell>
          <table:table-cell office:value-type="float" office:value="58" table:style-name="ce16">
            <text:p>58</text:p>
          </table:table-cell>
          <table:table-cell office:value-type="float" office:value="11.089108910891088" table:formula="of:=(([.D37]+[.E37])/2) / ((([.K37]+[.L37])/2+[.M37])/10) * ([.O37]+[.N37]/100)" table:style-name="ce16">
            <text:p>11.08910891</text:p>
          </table:table-cell>
          <table:table-cell office:value-type="float" office:value="8.7128712871287135" table:formula="of:=(([.D37]+[.E37])/2) / ((([.K37]+[.L37])/2+[.M37])/10) * ([.O37]+[.N37]/200)" table:style-name="ce16">
            <text:p>8.712871287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60.00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PLASMA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5.00</text:p>
          </table:table-cell>
          <table:table-cell office:value-type="float" office:value="128" table:style-name="ce16">
            <text:p>128</text:p>
          </table:table-cell>
          <table:table-cell office:value-type="float" office:value="26.549504950495049" table:formula="of:=(([.D38]+[.E38])/2) / ((([.K38]+[.L38])/2+[.M38])/10) * ([.O38]+[.N38]/100)" table:style-name="ce16">
            <text:p>26.54950495</text:p>
          </table:table-cell>
          <table:table-cell office:value-type="float" office:value="19.698019801980195" table:formula="of:=(([.D38]+[.E38])/2) / ((([.K38]+[.L38])/2+[.M38])/10) * ([.O38]+[.N38]/200)" table:style-name="ce16">
            <text:p>19.6980198</text:p>
          </table:table-cell>
          <table:table-cell office:value-type="float" office:value="0.7" table:style-name="ce16">
            <text:p>0.7</text:p>
          </table:table-cell>
          <table:table-cell office:value-type="float" office:value="0" table:style-name="ce16">
            <text:p>0</text:p>
          </table:table-cell>
          <table:table-cell office:value-type="float" office:value="0.75" table:style-name="ce16">
            <text:p>0.7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80.00</text:p>
          </table:table-cell>
          <table:table-cell office:value-type="float" office:value="0.75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MALL_PLASMA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1.00</text:p>
          </table:table-cell>
          <table:table-cell office:value-type="float" office:value="32" table:style-name="ce16">
            <text:p>32</text:p>
          </table:table-cell>
          <table:table-cell office:value-type="float" office:value="5.3217821782178216" table:formula="of:=(([.D39]+[.E39])/2) / ((([.K39]+[.L39])/2+[.M39])/10) * ([.O39]+[.N39]/100)" table:style-name="ce16">
            <text:p>5.321782178</text:p>
          </table:table-cell>
          <table:table-cell office:value-type="float" office:value="4.4702970297029712" table:formula="of:=(([.D39]+[.E39])/2) / ((([.K39]+[.L39])/2+[.M39])/10) * ([.O39]+[.N39]/200)" table:style-name="ce16">
            <text:p>4.47029703</text:p>
          </table:table-cell>
          <table:table-cell office:value-type="float" office:value="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float" office:value="0.55000000000000004" table:style-name="ce16">
            <text:p>0.5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PLASMA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4.00</text:p>
          </table:table-cell>
          <table:table-cell office:value-type="float" office:value="66" table:style-name="ce16">
            <text:p>66</text:p>
          </table:table-cell>
          <table:table-cell office:value-type="float" office:value="12.475247524752476" table:formula="of:=(([.D40]+[.E40])/2) / ((([.K40]+[.L40])/2+[.M40])/10) * ([.O40]+[.N40]/100)" table:style-name="ce16">
            <text:p>12.47524752</text:p>
          </table:table-cell>
          <table:table-cell office:value-type="float" office:value="9.8019801980198036" table:formula="of:=(([.D40]+[.E40])/2) / ((([.K40]+[.L40])/2+[.M40])/10) * ([.O40]+[.N40]/200)" table:style-name="ce16">
            <text:p>9.801980198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60.00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PLASMA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8.00</text:p>
          </table:table-cell>
          <table:table-cell office:value-type="float" office:value="147" table:style-name="ce16">
            <text:p>147</text:p>
          </table:table-cell>
          <table:table-cell office:value-type="float" office:value="29.925742574257427" table:formula="of:=(([.D41]+[.E41])/2) / ((([.K41]+[.L41])/2+[.M41])/10) * ([.O41]+[.N41]/100)" table:style-name="ce16">
            <text:p>29.92574257</text:p>
          </table:table-cell>
          <table:table-cell office:value-type="float" office:value="22.202970297029701" table:formula="of:=(([.D41]+[.E41])/2) / ((([.K41]+[.L41])/2+[.M41])/10) * ([.O41]+[.N41]/200)" table:style-name="ce16">
            <text:p>22.2029703</text:p>
          </table:table-cell>
          <table:table-cell office:value-type="float" office:value="0.7" table:style-name="ce16">
            <text:p>0.7</text:p>
          </table:table-cell>
          <table:table-cell office:value-type="float" office:value="0" table:style-name="ce16">
            <text:p>0</text:p>
          </table:table-cell>
          <table:table-cell office:value-type="float" office:value="0.75" table:style-name="ce16">
            <text:p>0.7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80.00</text:p>
          </table:table-cell>
          <table:table-cell office:value-type="float" office:value="0.75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Arc Emitter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LARGE_ARC_EMITTE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float" office:value="21.511627906976745" table:formula="of:=(([.D43]+[.E43])/2) / ((([.K43]+[.L43])/2+[.M43])/10) * ([.O43]+[.N43]/100)" table:style-name="ce16">
            <text:p>21.51162791</text:p>
          </table:table-cell>
          <table:table-cell office:value-type="float" office:value="16.13372093023256" table:formula="of:=(([.D43]+[.E43])/2) / ((([.K43]+[.L43])/2+[.M43])/10) * ([.O43]+[.N43]/200)" table:style-name="ce16">
            <text:p>16.1337209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ARC_EMITTE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1.00</text:p>
          </table:table-cell>
          <table:table-cell office:value-type="float" office:value="27.104651162790699" table:formula="of:=(([.D44]+[.E44])/2) / ((([.K44]+[.L44])/2+[.M44])/10) * ([.O44]+[.N44]/100)" table:style-name="ce16">
            <text:p>27.10465116</text:p>
          </table:table-cell>
          <table:table-cell office:value-type="float" office:value="20.005813953488371" table:formula="of:=(([.D44]+[.E44])/2) / ((([.K44]+[.L44])/2+[.M44])/10) * ([.O44]+[.N44]/200)" table:style-name="ce16">
            <text:p>20.0058139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Disruptors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SMALL_DISRUPTOR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float" office:value="19" table:style-name="ce16">
            <text:p>19</text:p>
          </table:table-cell>
          <table:table-cell office:value-type="float" office:value="4.1527777777777777" table:formula="of:=(([.D46]+[.E46])/2) / ((([.K46]+[.L46])/2+[.M46])/10) * ([.O46]+[.N46]/100)" table:style-name="ce16">
            <text:p>4.152777778</text:p>
          </table:table-cell>
          <table:table-cell office:value-type="float" office:value="3.5138888888888888" table:formula="of:=(([.D46]+[.E46])/2) / ((([.K46]+[.L46])/2+[.M46])/10) * ([.O46]+[.N46]/200)" table:style-name="ce16">
            <text:p>3.513888889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DISRUPTOR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float" office:value="40" table:style-name="ce16">
            <text:p>40</text:p>
          </table:table-cell>
          <table:table-cell office:value-type="float" office:value="9.6666666666666661" table:formula="of:=(([.D47]+[.E47])/2) / ((([.K47]+[.L47])/2+[.M47])/10) * ([.O47]+[.N47]/100)" table:style-name="ce16">
            <text:p>9.666666667</text:p>
          </table:table-cell>
          <table:table-cell office:value-type="float" office:value="7.6666666666666652" table:formula="of:=(([.D47]+[.E47])/2) / ((([.K47]+[.L47])/2+[.M47])/10) * ([.O47]+[.N47]/200)" table:style-name="ce16">
            <text:p>7.666666667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DISRUPTOR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19.00</text:p>
          </table:table-cell>
          <table:table-cell office:value-type="float" office:value="84" table:style-name="ce16">
            <text:p>84</text:p>
          </table:table-cell>
          <table:table-cell office:value-type="float" office:value="22.888888888888889" table:formula="of:=(([.D48]+[.E48])/2) / ((([.K48]+[.L48])/2+[.M48])/10) * ([.O48]+[.N48]/100)" table:style-name="ce16">
            <text:p>22.88888889</text:p>
          </table:table-cell>
          <table:table-cell office:value-type="float" office:value="17.166666666666668" table:formula="of:=(([.D48]+[.E48])/2) / ((([.K48]+[.L48])/2+[.M48])/10) * ([.O48]+[.N48]/200)" table:style-name="ce16">
            <text:p>17.16666667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MALL_DISRUPTO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float" office:value="21" table:style-name="ce16">
            <text:p>21</text:p>
          </table:table-cell>
          <table:table-cell office:value-type="float" office:value="4.6944444444444446" table:formula="of:=(([.D49]+[.E49])/2) / ((([.K49]+[.L49])/2+[.M49])/10) * ([.O49]+[.N49]/100)" table:style-name="ce16">
            <text:p>4.694444444</text:p>
          </table:table-cell>
          <table:table-cell office:value-type="float" office:value="3.9722222222222228" table:formula="of:=(([.D49]+[.E49])/2) / ((([.K49]+[.L49])/2+[.M49])/10) * ([.O49]+[.N49]/200)" table:style-name="ce16">
            <text:p>3.972222222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DISRUPTO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float" office:value="45" table:style-name="ce16">
            <text:p>45</text:p>
          </table:table-cell>
          <table:table-cell office:value-type="float" office:value="11.076388888888888" table:formula="of:=(([.D50]+[.E50])/2) / ((([.K50]+[.L50])/2+[.M50])/10) * ([.O50]+[.N50]/100)" table:style-name="ce16">
            <text:p>11.07638889</text:p>
          </table:table-cell>
          <table:table-cell office:value-type="float" office:value="8.7847222222222214" table:formula="of:=(([.D50]+[.E50])/2) / ((([.K50]+[.L50])/2+[.M50])/10) * ([.O50]+[.N50]/200)" table:style-name="ce16">
            <text:p>8.784722222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DISRUPTOR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3.00</text:p>
          </table:table-cell>
          <table:table-cell office:value-type="float" office:value="97" table:style-name="ce16">
            <text:p>97</text:p>
          </table:table-cell>
          <table:table-cell office:value-type="float" office:value="26.666666666666671" table:formula="of:=(([.D51]+[.E51])/2) / ((([.K51]+[.L51])/2+[.M51])/10) * ([.O51]+[.N51]/100)" table:style-name="ce16">
            <text:p>26.66666667</text:p>
          </table:table-cell>
          <table:table-cell office:value-type="float" office:value="20.000000000000004" table:formula="of:=(([.D51]+[.E51])/2) / ((([.K51]+[.L51])/2+[.M51])/10) * ([.O51]+[.N51]/200)" table:style-name="ce16">
            <text:p>20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MALL_DISRUPTOR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6.00</text:p>
          </table:table-cell>
          <table:table-cell office:value-type="float" office:value="23" table:style-name="ce16">
            <text:p>23</text:p>
          </table:table-cell>
          <table:table-cell office:value-type="float" office:value="5.2361111111111116" table:formula="of:=(([.D52]+[.E52])/2) / ((([.K52]+[.L52])/2+[.M52])/10) * ([.O52]+[.N52]/100)" table:style-name="ce16">
            <text:p>5.236111111</text:p>
          </table:table-cell>
          <table:table-cell office:value-type="float" office:value="4.4305555555555562" table:formula="of:=(([.D52]+[.E52])/2) / ((([.K52]+[.L52])/2+[.M52])/10) * ([.O52]+[.N52]/200)" table:style-name="ce16">
            <text:p>4.430555556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DISRUPTOR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2.00</text:p>
          </table:table-cell>
          <table:table-cell office:value-type="float" office:value="50" table:style-name="ce16">
            <text:p>50</text:p>
          </table:table-cell>
          <table:table-cell office:value-type="float" office:value="12.486111111111111" table:formula="of:=(([.D53]+[.E53])/2) / ((([.K53]+[.L53])/2+[.M53])/10) * ([.O53]+[.N53]/100)" table:style-name="ce16">
            <text:p>12.48611111</text:p>
          </table:table-cell>
          <table:table-cell office:value-type="float" office:value="9.9027777777777768" table:formula="of:=(([.D53]+[.E53])/2) / ((([.K53]+[.L53])/2+[.M53])/10) * ([.O53]+[.N53]/200)" table:style-name="ce16">
            <text:p>9.902777778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DISRUPTOR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27.00</text:p>
          </table:table-cell>
          <table:table-cell office:value-type="float" office:value="108" table:style-name="ce16">
            <text:p>108</text:p>
          </table:table-cell>
          <table:table-cell office:value-type="float" office:value="30" table:formula="of:=(([.D54]+[.E54])/2) / ((([.K54]+[.L54])/2+[.M54])/10) * ([.O54]+[.N54]/100)" table:style-name="ce16">
            <text:p>30</text:p>
          </table:table-cell>
          <table:table-cell office:value-type="float" office:value="22.500000000000004" table:formula="of:=(([.D54]+[.E54])/2) / ((([.K54]+[.L54])/2+[.M54])/10) * ([.O54]+[.N54]/200)" table:style-name="ce16">
            <text:p>22.5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Mass Drivers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16">
            <text:p>SMALL_MASS_DRIVER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093750000000004" table:formula="of:=(([.D56]+[.E56])/2) / ((([.K56]+[.L56])/2+[.M56])/10) * ([.O56]+[.N56]/100)" table:style-name="ce16">
            <text:p>3.609375</text:p>
          </table:table-cell>
          <table:table-cell office:value-type="float" office:value="2.9531249999999996" table:formula="of:=(([.D56]+[.E56])/2) / ((([.K56]+[.L56])/2+[.M56])/10) * ([.O56]+[.N56]/200)" table:style-name="ce16">
            <text:p>2.95312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MASS_DRIVER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59375" table:formula="of:=(([.D57]+[.E57])/2) / ((([.K57]+[.L57])/2+[.M57])/10) * ([.O57]+[.N57]/100)" table:style-name="ce16">
            <text:p>8.59375</text:p>
          </table:table-cell>
          <table:table-cell office:value-type="float" office:value="6.53125" table:formula="of:=(([.D57]+[.E57])/2) / ((([.K57]+[.L57])/2+[.M57])/10) * ([.O57]+[.N57]/200)" table:style-name="ce16">
            <text:p>6.53125</text:p>
          </table:table-cell>
          <table:table-cell office:value-type="float" office:value="1.66" table:style-name="ce16">
            <text:p>1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MASS_DRIVER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78125" table:formula="of:=(([.D58]+[.E58])/2) / ((([.K58]+[.L58])/2+[.M58])/10) * ([.O58]+[.N58]/100)" table:style-name="ce16">
            <text:p>20.78125</text:p>
          </table:table-cell>
          <table:table-cell office:value-type="float" office:value="14.84375" table:formula="of:=(([.D58]+[.E58])/2) / ((([.K58]+[.L58])/2+[.M58])/10) * ([.O58]+[.N58]/200)" table:style-name="ce16">
            <text:p>14.84375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SMALL_MASS_DRIVER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5.00</text:p>
          </table:table-cell>
          <table:table-cell office:value-type="float" office:value="20" table:style-name="ce16">
            <text:p>20</text:p>
          </table:table-cell>
          <table:table-cell office:value-type="float" office:value="4.296875" table:formula="of:=(([.D59]+[.E59])/2) / ((([.K59]+[.L59])/2+[.M59])/10) * ([.O59]+[.N59]/100)" table:style-name="ce16">
            <text:p>4.296875</text:p>
          </table:table-cell>
          <table:table-cell office:value-type="float" office:value="3.5156249999999996" table:formula="of:=(([.D59]+[.E59])/2) / ((([.K59]+[.L59])/2+[.M59])/10) * ([.O59]+[.N59]/200)" table:style-name="ce16">
            <text:p>3.51562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MASS_DRIVE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1.00</text:p>
          </table:table-cell>
          <table:table-cell office:value-type="float" office:value="42" table:style-name="ce16">
            <text:p>42</text:p>
          </table:table-cell>
          <table:table-cell office:value-type="float" office:value="10.3515625" table:formula="of:=(([.D60]+[.E60])/2) / ((([.K60]+[.L60])/2+[.M60])/10) * ([.O60]+[.N60]/100)" table:style-name="ce16">
            <text:p>10.3515625</text:p>
          </table:table-cell>
          <table:table-cell office:value-type="float" office:value="7.8671875" table:formula="of:=(([.D60]+[.E60])/2) / ((([.K60]+[.L60])/2+[.M60])/10) * ([.O60]+[.N60]/200)" table:style-name="ce16">
            <text:p>7.8671875</text:p>
          </table:table-cell>
          <table:table-cell office:value-type="float" office:value="1.66" table:style-name="ce16">
            <text:p>1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MASS_DRIVE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5.00</text:p>
          </table:table-cell>
          <table:table-cell office:value-type="float" office:value="89" table:style-name="ce16">
            <text:p>89</text:p>
          </table:table-cell>
          <table:table-cell office:value-type="float" office:value="24.9375" table:formula="of:=(([.D61]+[.E61])/2) / ((([.K61]+[.L61])/2+[.M61])/10) * ([.O61]+[.N61]/100)" table:style-name="ce16">
            <text:p>24.9375</text:p>
          </table:table-cell>
          <table:table-cell office:value-type="float" office:value="17.8125" table:formula="of:=(([.D61]+[.E61])/2) / ((([.K61]+[.L61])/2+[.M61])/10) * ([.O61]+[.N61]/200)" table:style-name="ce16">
            <text:p>17.8125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SMALL_MASS_DRIVER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float" office:value="24" table:style-name="ce16">
            <text:p>24</text:p>
          </table:table-cell>
          <table:table-cell office:value-type="float" office:value="5.15625" table:formula="of:=(([.D62]+[.E62])/2) / ((([.K62]+[.L62])/2+[.M62])/10) * ([.O62]+[.N62]/100)" table:style-name="ce16">
            <text:p>5.15625</text:p>
          </table:table-cell>
          <table:table-cell office:value-type="float" office:value="4.21875" table:formula="of:=(([.D62]+[.E62])/2) / ((([.K62]+[.L62])/2+[.M62])/10) * ([.O62]+[.N62]/200)" table:style-name="ce16">
            <text:p>4.21875</text:p>
          </table:table-cell>
          <table:table-cell office:value-type="string" table:style-name="ce16">
            <text:p>1.3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MASS_DRIVER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float" office:value="49" table:style-name="ce16">
            <text:p>49</text:p>
          </table:table-cell>
          <table:table-cell office:value-type="float" office:value="12.109375" table:formula="of:=(([.D63]+[.E63])/2) / ((([.K63]+[.L63])/2+[.M63])/10) * ([.O63]+[.N63]/100)" table:style-name="ce16">
            <text:p>12.109375</text:p>
          </table:table-cell>
          <table:table-cell office:value-type="float" office:value="9.203125" table:formula="of:=(([.D63]+[.E63])/2) / ((([.K63]+[.L63])/2+[.M63])/10) * ([.O63]+[.N63]/200)" table:style-name="ce16">
            <text:p>9.203125</text:p>
          </table:table-cell>
          <table:table-cell office:value-type="float" office:value="2.34" table:style-name="ce16">
            <text:p>2.3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MASS_DRIVER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float" office:value="103" table:style-name="ce16">
            <text:p>103</text:p>
          </table:table-cell>
          <table:table-cell office:value-type="float" office:value="29.093749999999996" table:formula="of:=(([.D64]+[.E64])/2) / ((([.K64]+[.L64])/2+[.M64])/10) * ([.O64]+[.N64]/100)" table:style-name="ce16">
            <text:p>29.09375</text:p>
          </table:table-cell>
          <table:table-cell office:value-type="float" office:value="20.78125" table:formula="of:=(([.D64]+[.E64])/2) / ((([.K64]+[.L64])/2+[.M64])/10) * ([.O64]+[.N64]/200)" table:style-name="ce16">
            <text:p>20.78125</text:p>
          </table:table-cell>
          <table:table-cell office:value-type="float" office:value="2.68" table:style-name="ce16">
            <text:p>2.68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SMALL_MASS_DRIVER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7.00</text:p>
          </table:table-cell>
          <table:table-cell office:value-type="float" office:value="27" table:style-name="ce16">
            <text:p>27</text:p>
          </table:table-cell>
          <table:table-cell office:value-type="float" office:value="5.8437500000000009" table:formula="of:=(([.D65]+[.E65])/2) / ((([.K65]+[.L65])/2+[.M65])/10) * ([.O65]+[.N65]/100)" table:style-name="ce16">
            <text:p>5.84375</text:p>
          </table:table-cell>
          <table:table-cell office:value-type="float" office:value="4.7812499999999991" table:formula="of:=(([.D65]+[.E65])/2) / ((([.K65]+[.L65])/2+[.M65])/10) * ([.O65]+[.N65]/200)" table:style-name="ce16">
            <text:p>4.78125</text:p>
          </table:table-cell>
          <table:table-cell office:value-type="string" table:style-name="ce16">
            <text:p>1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MASS_DRIVER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5.00</text:p>
          </table:table-cell>
          <table:table-cell office:value-type="float" office:value="55" table:style-name="ce16">
            <text:p>55</text:p>
          </table:table-cell>
          <table:table-cell office:value-type="float" office:value="13.671875" table:formula="of:=(([.D66]+[.E66])/2) / ((([.K66]+[.L66])/2+[.M66])/10) * ([.O66]+[.N66]/100)" table:style-name="ce16">
            <text:p>13.671875</text:p>
          </table:table-cell>
          <table:table-cell office:value-type="float" office:value="10.390625" table:formula="of:=(([.D66]+[.E66])/2) / ((([.K66]+[.L66])/2+[.M66])/10) * ([.O66]+[.N66]/200)" table:style-name="ce16">
            <text:p>10.390625</text:p>
          </table:table-cell>
          <table:table-cell office:value-type="float" office:value="3.02" table:style-name="ce16">
            <text:p>3.0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MASS_DRIVER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6.00</text:p>
          </table:table-cell>
          <table:table-cell office:value-type="float" office:value="116" table:style-name="ce16">
            <text:p>116</text:p>
          </table:table-cell>
          <table:table-cell office:value-type="float" office:value="33.25" table:formula="of:=(([.D67]+[.E67])/2) / ((([.K67]+[.L67])/2+[.M67])/10) * ([.O67]+[.N67]/100)" table:style-name="ce16">
            <text:p>33.25</text:p>
          </table:table-cell>
          <table:table-cell office:value-type="float" office:value="23.75" table:formula="of:=(([.D67]+[.E67])/2) / ((([.K67]+[.L67])/2+[.M67])/10) * ([.O67]+[.N67]/200)" table:style-name="ce16">
            <text:p>23.75</text:p>
          </table:table-cell>
          <table:table-cell office:value-type="float" office:value="3.36" table:style-name="ce16">
            <text:p>3.3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SMALL_MASS_DRIVER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8.00</text:p>
          </table:table-cell>
          <table:table-cell office:value-type="float" office:value="30" table:style-name="ce16">
            <text:p>30</text:p>
          </table:table-cell>
          <table:table-cell office:value-type="float" office:value="6.5312500000000009" table:formula="of:=(([.D68]+[.E68])/2) / ((([.K68]+[.L68])/2+[.M68])/10) * ([.O68]+[.N68]/100)" table:style-name="ce16">
            <text:p>6.53125</text:p>
          </table:table-cell>
          <table:table-cell office:value-type="float" office:value="5.3437499999999991" table:formula="of:=(([.D68]+[.E68])/2) / ((([.K68]+[.L68])/2+[.M68])/10) * ([.O68]+[.N68]/200)" table:style-name="ce16">
            <text:p>5.34375</text:p>
          </table:table-cell>
          <table:table-cell office:value-type="string" table:style-name="ce16">
            <text:p>1.3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MASS_DRIVER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7.00</text:p>
          </table:table-cell>
          <table:table-cell office:value-type="float" office:value="62" table:style-name="ce16">
            <text:p>62</text:p>
          </table:table-cell>
          <table:table-cell office:value-type="float" office:value="15.4296875" table:formula="of:=(([.D69]+[.E69])/2) / ((([.K69]+[.L69])/2+[.M69])/10) * ([.O69]+[.N69]/100)" table:style-name="ce16">
            <text:p>15.4296875</text:p>
          </table:table-cell>
          <table:table-cell office:value-type="float" office:value="11.7265625" table:formula="of:=(([.D69]+[.E69])/2) / ((([.K69]+[.L69])/2+[.M69])/10) * ([.O69]+[.N69]/200)" table:style-name="ce16">
            <text:p>11.7265625</text:p>
          </table:table-cell>
          <table:table-cell office:value-type="float" office:value="3.7" table:style-name="ce16">
            <text:p>3.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MASS_DRIVER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1.00</text:p>
          </table:table-cell>
          <table:table-cell office:value-type="float" office:value="130" table:style-name="ce16">
            <text:p>130</text:p>
          </table:table-cell>
          <table:table-cell office:value-type="float" office:value="37.40625" table:formula="of:=(([.D70]+[.E70])/2) / ((([.K70]+[.L70])/2+[.M70])/10) * ([.O70]+[.N70]/100)" table:style-name="ce16">
            <text:p>37.40625</text:p>
          </table:table-cell>
          <table:table-cell office:value-type="float" office:value="26.71875" table:formula="of:=(([.D70]+[.E70])/2) / ((([.K70]+[.L70])/2+[.M70])/10) * ([.O70]+[.N70]/200)" table:style-name="ce16">
            <text:p>26.71875</text:p>
          </table:table-cell>
          <table:table-cell office:value-type="float" office:value="4.04" table:style-name="ce16">
            <text:p>4.0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float" office:value="22" table:style-name="ce16">
            <text:p>22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11" table:style-name="ce12"/>
          <table:table-cell office:value-type="float" office:value="25" table:style-name="ce12">
            <text:p>25</text:p>
          </table:table-cell>
          <table:table-cell table:number-columns-repeated="2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SMALL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7800000000000002" table:formula="of:=(([.D72]+[.E72])/2) / ((([.K72]+[.L72])/2+[.M72])/10) * ([.O72]+[.N72]/100)" table:style-name="ce16">
            <text:p>3.78</text:p>
          </table:table-cell>
          <table:table-cell office:value-type="float" office:value="3.1050000000000004" table:formula="of:=(([.D72]+[.E72])/2) / ((([.K72]+[.L72])/2+[.M72])/10) * ([.O72]+[.N72]/200)" table:style-name="ce16">
            <text:p>3.10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81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9257142857142853" table:formula="of:=(([.D73]+[.E73])/2) / ((([.K73]+[.L73])/2+[.M73])/10) * ([.O73]+[.N73]/100)" table:style-name="ce16">
            <text:p>8.925714286</text:p>
          </table:table-cell>
          <table:table-cell office:value-type="float" office:value="6.8828571428571426" table:formula="of:=(([.D73]+[.E73])/2) / ((([.K73]+[.L73])/2+[.M73])/10) * ([.O73]+[.N73]/200)" table:style-name="ce16">
            <text:p>6.88285714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7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1.307142857142853" table:formula="of:=(([.D74]+[.E74])/2) / ((([.K74]+[.L74])/2+[.M74])/10) * ([.O74]+[.N74]/100)" table:style-name="ce16">
            <text:p>21.30714286</text:p>
          </table:table-cell>
          <table:table-cell office:value-type="float" office:value="15.539285714285715" table:formula="of:=(([.D74]+[.E74])/2) / ((([.K74]+[.L74])/2+[.M74])/10) * ([.O74]+[.N74]/200)" table:style-name="ce16">
            <text:p>15.53928571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72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Kinetic Artillery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LARGE_KINETIC_ARTILLERY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106.00</text:p>
          </table:table-cell>
          <table:table-cell office:value-type="float" office:value="158" table:style-name="ce16">
            <text:p>158</text:p>
          </table:table-cell>
          <table:table-cell office:value-type="float" office:value="28.05" table:formula="of:=(([.D76]+[.E76])/2) / ((([.K76]+[.L76])/2+[.M76])/10) * ([.O76]+[.N76]/100)" table:style-name="ce16">
            <text:p>28.05</text:p>
          </table:table-cell>
          <table:table-cell office:value-type="float" office:value="19.8" table:formula="of:=(([.D76]+[.E76])/2) / ((([.K76]+[.L76])/2+[.M76])/10) * ([.O76]+[.N76]/200)" table:style-name="ce16">
            <text:p>19.8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KINETIC_ARTILLERY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21.00</text:p>
          </table:table-cell>
          <table:table-cell office:value-type="float" office:value="176" table:style-name="ce16">
            <text:p>176</text:p>
          </table:table-cell>
          <table:table-cell office:value-type="float" office:value="31.556249999999999" table:formula="of:=(([.D77]+[.E77])/2) / ((([.K77]+[.L77])/2+[.M77])/10) * ([.O77]+[.N77]/100)" table:style-name="ce16">
            <text:p>31.55625</text:p>
          </table:table-cell>
          <table:table-cell office:value-type="float" office:value="22.274999999999999" table:formula="of:=(([.D77]+[.E77])/2) / ((([.K77]+[.L77])/2+[.M77])/10) * ([.O77]+[.N77]/200)" table:style-name="ce16">
            <text:p>22.27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Autocannons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16">
            <text:p>SMALL_AUTOCANNON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5.00</text:p>
          </table:table-cell>
          <table:table-cell office:value-type="float" office:value="3.9063829787234039" table:formula="of:=(([.D79]+[.E79])/2) / ((([.K79]+[.L79])/2+[.M79])/10) * ([.O79]+[.N79]/100)" table:style-name="ce16">
            <text:p>3.906382979</text:p>
          </table:table-cell>
          <table:table-cell office:value-type="float" office:value="3.5234042553191482" table:formula="of:=(([.D79]+[.E79])/2) / ((([.K79]+[.L79])/2+[.M79])/10) * ([.O79]+[.N79]/200)" table:style-name="ce16">
            <text:p>3.523404255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AUTOCANNON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31.00</text:p>
          </table:table-cell>
          <table:table-cell office:value-type="float" office:value="9.4468085106382986" table:formula="of:=(([.D80]+[.E80])/2) / ((([.K80]+[.L80])/2+[.M80])/10) * ([.O80]+[.N80]/100)" table:style-name="ce16">
            <text:p>9.446808511</text:p>
          </table:table-cell>
          <table:table-cell office:value-type="float" office:value="7.8723404255319149" table:formula="of:=(([.D80]+[.E80])/2) / ((([.K80]+[.L80])/2+[.M80])/10) * ([.O80]+[.N80]/200)" table:style-name="ce16">
            <text:p>7.872340426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0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AUTOCANNON_1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6.00</text:p>
          </table:table-cell>
          <table:table-cell office:value-type="float" office:value="23.553191489361705" table:formula="of:=(([.D81]+[.E81])/2) / ((([.K81]+[.L81])/2+[.M81])/10) * ([.O81]+[.N81]/100)" table:style-name="ce16">
            <text:p>23.55319149</text:p>
          </table:table-cell>
          <table:table-cell office:value-type="float" office:value="18.319148936170215" table:formula="of:=(([.D81]+[.E81])/2) / ((([.K81]+[.L81])/2+[.M81])/10) * ([.O81]+[.N81]/200)" table:style-name="ce16">
            <text:p>18.31914894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6">
            <text:p>SMALL_AUTOCANNON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6.00</text:p>
          </table:table-cell>
          <table:table-cell office:value-type="float" office:value="4.3829787234042552" table:formula="of:=(([.D82]+[.E82])/2) / ((([.K82]+[.L82])/2+[.M82])/10) * ([.O82]+[.N82]/100)" table:style-name="ce16">
            <text:p>4.382978723</text:p>
          </table:table-cell>
          <table:table-cell office:value-type="float" office:value="3.957446808510638" table:formula="of:=(([.D82]+[.E82])/2) / ((([.K82]+[.L82])/2+[.M82])/10) * ([.O82]+[.N82]/200)" table:style-name="ce16">
            <text:p>3.95744680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3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6">
            <text:p>MEDIUM_AUTOCANNON_2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3.00</text:p>
          </table:table-cell>
          <table:table-cell office:value-type="float" office:value="10.555319148936171" table:formula="of:=(([.D83]+[.E83])/2) / ((([.K83]+[.L83])/2+[.M83])/10) * ([.O83]+[.N83]/100)" table:style-name="ce16">
            <text:p>10.55531915</text:p>
          </table:table-cell>
          <table:table-cell office:value-type="float" office:value="8.810638297872341" table:formula="of:=(([.D83]+[.E83])/2) / ((([.K83]+[.L83])/2+[.M83])/10) * ([.O83]+[.N83]/200)" table:style-name="ce16">
            <text:p>8.810638298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1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6">
            <text:p>LARGE_AUTOCANNON_2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67.00</text:p>
          </table:table-cell>
          <table:table-cell office:value-type="float" office:value="25.46382978723404" table:formula="of:=(([.D84]+[.E84])/2) / ((([.K84]+[.L84])/2+[.M84])/10) * ([.O84]+[.N84]/100)" table:style-name="ce16">
            <text:p>25.46382979</text:p>
          </table:table-cell>
          <table:table-cell office:value-type="float" office:value="19.846808510638301" table:formula="of:=(([.D84]+[.E84])/2) / ((([.K84]+[.L84])/2+[.M84])/10) * ([.O84]+[.N84]/200)" table:style-name="ce16">
            <text:p>19.84680851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6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6">
            <text:p>SMALL_AUTOCANNON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7.00</text:p>
          </table:table-cell>
          <table:table-cell office:value-type="float" office:value="4.8680851063829786" table:formula="of:=(([.D85]+[.E85])/2) / ((([.K85]+[.L85])/2+[.M85])/10) * ([.O85]+[.N85]/100)" table:style-name="ce16">
            <text:p>4.868085106</text:p>
          </table:table-cell>
          <table:table-cell office:value-type="float" office:value="4.3999999999999995" table:formula="of:=(([.D85]+[.E85])/2) / ((([.K85]+[.L85])/2+[.M85])/10) * ([.O85]+[.N85]/200)" table:style-name="ce16">
            <text:p>4.4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4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6">
            <text:p>MEDIUM_AUTOCANNON_3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35.00</text:p>
          </table:table-cell>
          <table:table-cell office:value-type="float" office:value="11.680851063829786" table:formula="of:=(([.D86]+[.E86])/2) / ((([.K86]+[.L86])/2+[.M86])/10) * ([.O86]+[.N86]/100)" table:style-name="ce16">
            <text:p>11.68085106</text:p>
          </table:table-cell>
          <table:table-cell office:value-type="float" office:value="9.7659574468085104" table:formula="of:=(([.D86]+[.E86])/2) / ((([.K86]+[.L86])/2+[.M86])/10) * ([.O86]+[.N86]/200)" table:style-name="ce16">
            <text:p>9.765957447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6">
            <text:p>LARGE_AUTOCANNON_3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6.00</text:p>
          </table:table-cell>
          <table:table-cell office:value-type="string" table:style-name="ce16">
            <text:p>70.00</text:p>
          </table:table-cell>
          <table:table-cell office:value-type="float" office:value="27.982978723404255" table:formula="of:=(([.D87]+[.E87])/2) / ((([.K87]+[.L87])/2+[.M87])/10) * ([.O87]+[.N87]/100)" table:style-name="ce16">
            <text:p>27.98297872</text:p>
          </table:table-cell>
          <table:table-cell office:value-type="float" office:value="21.855319148936168" table:formula="of:=(([.D87]+[.E87])/2) / ((([.K87]+[.L87])/2+[.M87])/10) * ([.O87]+[.N87]/200)" table:style-name="ce16">
            <text:p>21.85531915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7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1">
            <text:p># Flak Battery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FLAK_BATTERY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5.5446428571428577" table:formula="of:=(([.D89]+[.E89])/2) / ((([.K89]+[.L89])/2+[.M89])/10) * ([.O89]+[.N89]/100)" table:style-name="ce16">
            <text:p>5.544642857</text:p>
          </table:table-cell>
          <table:table-cell office:value-type="float" office:value="4.5803571428571432" table:formula="of:=(([.D89]+[.E89])/2) / ((([.K89]+[.L89])/2+[.M89])/10) * ([.O89]+[.N89]/200)" table:style-name="ce16">
            <text:p>4.5803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FLAK_BATTERY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25.00</text:p>
          </table:table-cell>
          <table:table-cell office:value-type="float" office:value="6.7767857142857144" table:formula="of:=(([.D90]+[.E90])/2) / ((([.K90]+[.L90])/2+[.M90])/10) * ([.O90]+[.N90]/100)" table:style-name="ce16">
            <text:p>6.776785714</text:p>
          </table:table-cell>
          <table:table-cell office:value-type="float" office:value="5.5982142857142856" table:formula="of:=(([.D90]+[.E90])/2) / ((([.K90]+[.L90])/2+[.M90])/10) * ([.O90]+[.N90]/200)" table:style-name="ce16">
            <text:p>5.598214286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1">
            <text:p># Mass Accelerator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16">
            <text:p>LARGE_MASS_ACCELERATO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92.00</text:p>
          </table:table-cell>
          <table:table-cell office:value-type="string" table:style-name="ce16">
            <text:p>300.00</text:p>
          </table:table-cell>
          <table:table-cell office:value-type="float" office:value="52.433121019108285" table:formula="of:=(([.D92]+[.E92])/2) / ((([.K92]+[.L92])/2+[.M92])/10) * ([.O92]+[.N92]/100)" table:style-name="ce16">
            <text:p>52.43312102</text:p>
          </table:table-cell>
          <table:table-cell office:value-type="float" office:value="37.452229299363061" table:formula="of:=(([.D92]+[.E92])/2) / ((([.K92]+[.L92])/2+[.M92])/10) * ([.O92]+[.N92]/200)" table:style-name="ce16">
            <text:p>37.452229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6">
            <text:p>LARGE_MASS_ACCELERATO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21.00</text:p>
          </table:table-cell>
          <table:table-cell office:value-type="string" table:style-name="ce16">
            <text:p>350.00</text:p>
          </table:table-cell>
          <table:table-cell office:value-type="float" office:value="63" table:formula="of:=(([.D93]+[.E93])/2) / ((([.K93]+[.L93])/2+[.M93])/10) * ([.O93]+[.N93]/100)" table:style-name="ce16">
            <text:p>63</text:p>
          </table:table-cell>
          <table:table-cell office:value-type="float" office:value="45" table:formula="of:=(([.D93]+[.E93])/2) / ((([.K93]+[.L93])/2+[.M93])/10) * ([.O93]+[.N93]/200)" table:style-name="ce16">
            <text:p>4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1">
            <text:p># Missiles</text:p>
          </table:table-cell>
          <table:table-cell table:number-columns-repeated="14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SMALL_MISSILE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3.9080459770114948" table:formula="of:=(([.D95]+[.E95])/2) / ((([.K95]+[.L95])/2+[.M95])/10) * ([.O95]+[.N95]/100)" table:style-name="ce16">
            <text:p>3.908045977</text:p>
          </table:table-cell>
          <table:table-cell office:value-type="float" office:value="3.1034482758620694" table:formula="of:=(([.D95]+[.E95])/2) / ((([.K95]+[.L95])/2+[.M95])/10) * ([.O95]+[.N95]/200)" table:style-name="ce16">
            <text:p>3.103448276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MEDIUM_MISSIL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7.00</text:p>
          </table:table-cell>
          <table:table-cell office:value-type="float" office:value="8.7356321839080469" table:formula="of:=(([.D96]+[.E96])/2) / ((([.K96]+[.L96])/2+[.M96])/10) * ([.O96]+[.N96]/100)" table:style-name="ce16">
            <text:p>8.735632184</text:p>
          </table:table-cell>
          <table:table-cell office:value-type="float" office:value="6.666666666666667" table:formula="of:=(([.D96]+[.E96])/2) / ((([.K96]+[.L96])/2+[.M96])/10) * ([.O96]+[.N96]/200)" table:style-name="ce16">
            <text:p>6.66666666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LARGE_MISSILE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float" office:value="19.31034482758621" table:formula="of:=(([.D97]+[.E97])/2) / ((([.K97]+[.L97])/2+[.M97])/10) * ([.O97]+[.N97]/100)" table:style-name="ce16">
            <text:p>19.31034483</text:p>
          </table:table-cell>
          <table:table-cell office:value-type="float" office:value="14.252873563218394" table:formula="of:=(([.D97]+[.E97])/2) / ((([.K97]+[.L97])/2+[.M97])/10) * ([.O97]+[.N97]/200)" table:style-name="ce16">
            <text:p>14.25287356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MALL_MISSILE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4.00</text:p>
          </table:table-cell>
          <table:table-cell office:value-type="float" office:value="4.4942528735632186" table:formula="of:=(([.D98]+[.E98])/2) / ((([.K98]+[.L98])/2+[.M98])/10) * ([.O98]+[.N98]/100)" table:style-name="ce16">
            <text:p>4.494252874</text:p>
          </table:table-cell>
          <table:table-cell office:value-type="float" office:value="3.5689655172413799" table:formula="of:=(([.D98]+[.E98])/2) / ((([.K98]+[.L98])/2+[.M98])/10) * ([.O98]+[.N98]/200)" table:style-name="ce16">
            <text:p>3.56896551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MISSILE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30.00</text:p>
          </table:table-cell>
          <table:table-cell office:value-type="float" office:value="10.045977011494253" table:formula="of:=(([.D99]+[.E99])/2) / ((([.K99]+[.L99])/2+[.M99])/10) * ([.O99]+[.N99]/100)" table:style-name="ce16">
            <text:p>10.04597701</text:p>
          </table:table-cell>
          <table:table-cell office:value-type="float" office:value="7.666666666666667" table:formula="of:=(([.D99]+[.E99])/2) / ((([.K99]+[.L99])/2+[.M99])/10) * ([.O99]+[.N99]/200)" table:style-name="ce16">
            <text:p>7.66666666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MISSILE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37.00</text:p>
          </table:table-cell>
          <table:table-cell office:value-type="string" table:style-name="ce16">
            <text:p>57.00</text:p>
          </table:table-cell>
          <table:table-cell office:value-type="float" office:value="22.689655172413794" table:formula="of:=(([.D100]+[.E100])/2) / ((([.K100]+[.L100])/2+[.M100])/10) * ([.O100]+[.N100]/100)" table:style-name="ce16">
            <text:p>22.68965517</text:p>
          </table:table-cell>
          <table:table-cell office:value-type="float" office:value="16.74712643678161" table:formula="of:=(([.D100]+[.E100])/2) / ((([.K100]+[.L100])/2+[.M100])/10) * ([.O100]+[.N100]/200)" table:style-name="ce16">
            <text:p>16.7471264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MALL_MISSILE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11.00</text:p>
          </table:table-cell>
          <table:table-cell office:value-type="string" table:style-name="ce16">
            <text:p>15.00</text:p>
          </table:table-cell>
          <table:table-cell office:value-type="float" office:value="5.0804597701149428" table:formula="of:=(([.D101]+[.E101])/2) / ((([.K101]+[.L101])/2+[.M101])/10) * ([.O101]+[.N101]/100)" table:style-name="ce16">
            <text:p>5.08045977</text:p>
          </table:table-cell>
          <table:table-cell office:value-type="float" office:value="4.0344827586206904" table:formula="of:=(([.D101]+[.E101])/2) / ((([.K101]+[.L101])/2+[.M101])/10) * ([.O101]+[.N101]/200)" table:style-name="ce16">
            <text:p>4.034482759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MISSILE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34.00</text:p>
          </table:table-cell>
          <table:table-cell office:value-type="float" office:value="11.574712643678161" table:formula="of:=(([.D102]+[.E102])/2) / ((([.K102]+[.L102])/2+[.M102])/10) * ([.O102]+[.N102]/100)" table:style-name="ce16">
            <text:p>11.57471264</text:p>
          </table:table-cell>
          <table:table-cell office:value-type="float" office:value="8.8333333333333339" table:formula="of:=(([.D102]+[.E102])/2) / ((([.K102]+[.L102])/2+[.M102])/10) * ([.O102]+[.N102]/200)" table:style-name="ce16">
            <text:p>8.83333333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MISSILE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65.00</text:p>
          </table:table-cell>
          <table:table-cell office:value-type="float" office:value="25.827586206896555" table:formula="of:=(([.D103]+[.E103])/2) / ((([.K103]+[.L103])/2+[.M103])/10) * ([.O103]+[.N103]/100)" table:style-name="ce16">
            <text:p>25.82758621</text:p>
          </table:table-cell>
          <table:table-cell office:value-type="float" office:value="19.0632183908046" table:formula="of:=(([.D103]+[.E103])/2) / ((([.K103]+[.L103])/2+[.M103])/10) * ([.O103]+[.N103]/200)" table:style-name="ce16">
            <text:p>19.06321839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MALL_MISSILE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17.00</text:p>
          </table:table-cell>
          <table:table-cell office:value-type="float" office:value="5.666666666666667" table:formula="of:=(([.D104]+[.E104])/2) / ((([.K104]+[.L104])/2+[.M104])/10) * ([.O104]+[.N104]/100)" table:style-name="ce16">
            <text:p>5.666666667</text:p>
          </table:table-cell>
          <table:table-cell office:value-type="float" office:value="4.5000000000000009" table:formula="of:=(([.D104]+[.E104])/2) / ((([.K104]+[.L104])/2+[.M104])/10) * ([.O104]+[.N104]/200)" table:style-name="ce16">
            <text:p>4.5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MISSILE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39.00</text:p>
          </table:table-cell>
          <table:table-cell office:value-type="float" office:value="13.103448275862069" table:formula="of:=(([.D105]+[.E105])/2) / ((([.K105]+[.L105])/2+[.M105])/10) * ([.O105]+[.N105]/100)" table:style-name="ce16">
            <text:p>13.10344828</text:p>
          </table:table-cell>
          <table:table-cell office:value-type="float" office:value="10" table:formula="of:=(([.D105]+[.E105])/2) / ((([.K105]+[.L105])/2+[.M105])/10) * ([.O105]+[.N105]/200)" table:style-name="ce16">
            <text:p>10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MISSILE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8.00</text:p>
          </table:table-cell>
          <table:table-cell office:value-type="string" table:style-name="ce16">
            <text:p>72.00</text:p>
          </table:table-cell>
          <table:table-cell office:value-type="float" office:value="28.965517241379313" table:formula="of:=(([.D106]+[.E106])/2) / ((([.K106]+[.L106])/2+[.M106])/10) * ([.O106]+[.N106]/100)" table:style-name="ce16">
            <text:p>28.96551724</text:p>
          </table:table-cell>
          <table:table-cell office:value-type="float" office:value="21.379310344827587" table:formula="of:=(([.D106]+[.E106])/2) / ((([.K106]+[.L106])/2+[.M106])/10) * ([.O106]+[.N106]/200)" table:style-name="ce16">
            <text:p>21.3793103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MALL_MISSILE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18.00</text:p>
          </table:table-cell>
          <table:table-cell office:value-type="float" office:value="6.2528735632183912" table:formula="of:=(([.D107]+[.E107])/2) / ((([.K107]+[.L107])/2+[.M107])/10) * ([.O107]+[.N107]/100)" table:style-name="ce16">
            <text:p>6.252873563</text:p>
          </table:table-cell>
          <table:table-cell office:value-type="float" office:value="4.9655172413793114" table:formula="of:=(([.D107]+[.E107])/2) / ((([.K107]+[.L107])/2+[.M107])/10) * ([.O107]+[.N107]/200)" table:style-name="ce16">
            <text:p>4.965517241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MISSILE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float" office:value="14.195402298850576" table:formula="of:=(([.D108]+[.E108])/2) / ((([.K108]+[.L108])/2+[.M108])/10) * ([.O108]+[.N108]/100)" table:style-name="ce16">
            <text:p>14.1954023</text:p>
          </table:table-cell>
          <table:table-cell office:value-type="float" office:value="10.833333333333334" table:formula="of:=(([.D108]+[.E108])/2) / ((([.K108]+[.L108])/2+[.M108])/10) * ([.O108]+[.N108]/200)" table:style-name="ce16">
            <text:p>10.8333333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MISSILE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83.00</text:p>
          </table:table-cell>
          <table:table-cell office:value-type="float" office:value="32.103448275862071" table:formula="of:=(([.D109]+[.E109])/2) / ((([.K109]+[.L109])/2+[.M109])/10) * ([.O109]+[.N109]/100)" table:style-name="ce16">
            <text:p>32.10344828</text:p>
          </table:table-cell>
          <table:table-cell office:value-type="float" office:value="23.695402298850578" table:formula="of:=(([.D109]+[.E109])/2) / ((([.K109]+[.L109])/2+[.M109])/10) * ([.O109]+[.N109]/200)" table:style-name="ce16">
            <text:p>23.695402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Spaceport Missiles</text:p>
          </table:table-cell>
          <table:table-cell table:number-columns-repeated="4" table:style-name="ce12"/>
          <table:table-cell office:value-type="float" office:value="0" table:formula="of:=(([.D110]+[.E110])/2) / ((([.K110]+[.L110])/2+[.M110])/10) * ([.O110]+[.N110]/100)" table:style-name="ce16">
            <text:p>#ДЕЛ/0!</text:p>
          </table:table-cell>
          <table:table-cell office:value-type="float" office:value="0" table:formula="of:=(([.D110]+[.E110])/2) / ((([.K110]+[.L110])/2+[.M110])/10) * ([.O110]+[.N110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SMALL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3.00</text:p>
          </table:table-cell>
          <table:table-cell office:value-type="float" office:value="4.1034482758620694" table:formula="of:=(([.D111]+[.E111])/2) / ((([.K111]+[.L111])/2+[.M111])/10) * ([.O111]+[.N111]/100)" table:style-name="ce16">
            <text:p>4.103448276</text:p>
          </table:table-cell>
          <table:table-cell office:value-type="float" office:value="3.258620689655173" table:formula="of:=(([.D111]+[.E111])/2) / ((([.K111]+[.L111])/2+[.M111])/10) * ([.O111]+[.N111]/200)" table:style-name="ce16">
            <text:p>3.25862069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9.00</text:p>
          </table:table-cell>
          <table:table-cell office:value-type="float" office:value="9.1724137931034502" table:formula="of:=(([.D112]+[.E112])/2) / ((([.K112]+[.L112])/2+[.M112])/10) * ([.O112]+[.N112]/100)" table:style-name="ce16">
            <text:p>9.172413793</text:p>
          </table:table-cell>
          <table:table-cell office:value-type="float" office:value="7.0000000000000009" table:formula="of:=(([.D112]+[.E112])/2) / ((([.K112]+[.L112])/2+[.M112])/10) * ([.O112]+[.N112]/200)" table:style-name="ce16">
            <text:p>7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LARGE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4.00</text:p>
          </table:table-cell>
          <table:table-cell office:value-type="string" table:style-name="ce16">
            <text:p>50.00</text:p>
          </table:table-cell>
          <table:table-cell office:value-type="float" office:value="20.27586206896552" table:formula="of:=(([.D113]+[.E113])/2) / ((([.K113]+[.L113])/2+[.M113])/10) * ([.O113]+[.N113]/100)" table:style-name="ce16">
            <text:p>20.27586207</text:p>
          </table:table-cell>
          <table:table-cell office:value-type="float" office:value="14.965517241379313" table:formula="of:=(([.D113]+[.E113])/2) / ((([.K113]+[.L113])/2+[.M113])/10) * ([.O113]+[.N113]/200)" table:style-name="ce16">
            <text:p>14.96551724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1">
            <text:p># Torpedoes</text:p>
          </table:table-cell>
          <table:table-cell table:number-columns-repeated="4" table:style-name="ce12"/>
          <table:table-cell office:value-type="float" office:value="0" table:formula="of:=(([.D114]+[.E114])/2) / ((([.K114]+[.L114])/2+[.M114])/10) * ([.O114]+[.N114]/100)" table:style-name="ce16">
            <text:p>#ДЕЛ/0!</text:p>
          </table:table-cell>
          <table:table-cell office:value-type="float" office:value="0" table:formula="of:=(([.D114]+[.E114])/2) / ((([.K114]+[.L114])/2+[.M114])/10) * ([.O114]+[.N114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16">
            <text:p>TORPEDO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215.00</text:p>
          </table:table-cell>
          <table:table-cell office:value-type="float" office:value="12.853717026378897" table:formula="of:=(([.D115]+[.E115])/2) / ((([.K115]+[.L115])/2+[.M115])/10) * ([.O115]+[.N115]/100)" table:style-name="ce16">
            <text:p>12.85371703</text:p>
          </table:table-cell>
          <table:table-cell office:value-type="float" office:value="10.443645083932854" table:formula="of:=(([.D115]+[.E115])/2) / ((([.K115]+[.L115])/2+[.M115])/10) * ([.O115]+[.N115]/200)" table:style-name="ce16">
            <text:p>10.4436450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6">
            <text:p>TORPEDO_2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280.00</text:p>
          </table:table-cell>
          <table:table-cell office:value-type="float" office:value="16.115107913669064" table:formula="of:=(([.D116]+[.E116])/2) / ((([.K116]+[.L116])/2+[.M116])/10) * ([.O116]+[.N116]/100)" table:style-name="ce16">
            <text:p>16.11510791</text:p>
          </table:table-cell>
          <table:table-cell office:value-type="float" office:value="13.093525179856115" table:formula="of:=(([.D116]+[.E116])/2) / ((([.K116]+[.L116])/2+[.M116])/10) * ([.O116]+[.N116]/200)" table:style-name="ce16">
            <text:p>13.0935251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6">
            <text:p>TORPEDO_3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40.00</text:p>
          </table:table-cell>
          <table:table-cell office:value-type="float" office:value="19.952038369304557" table:formula="of:=(([.D117]+[.E117])/2) / ((([.K117]+[.L117])/2+[.M117])/10) * ([.O117]+[.N117]/100)" table:style-name="ce16">
            <text:p>19.95203837</text:p>
          </table:table-cell>
          <table:table-cell office:value-type="float" office:value="16.211031175059951" table:formula="of:=(([.D117]+[.E117])/2) / ((([.K117]+[.L117])/2+[.M117])/10) * ([.O117]+[.N117]/200)" table:style-name="ce16">
            <text:p>16.2110311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6" table:style-name="ce17">
            <text:p>6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1">
            <text:p># Energy Torpedo</text:p>
          </table:table-cell>
          <table:table-cell table:number-columns-repeated="4" table:style-name="ce12"/>
          <table:table-cell office:value-type="float" office:value="0" table:formula="of:=(([.D118]+[.E118])/2) / ((([.K118]+[.L118])/2+[.M118])/10) * ([.O118]+[.N118]/100)" table:style-name="ce16">
            <text:p>#ДЕЛ/0!</text:p>
          </table:table-cell>
          <table:table-cell office:value-type="float" office:value="0" table:formula="of:=(([.D118]+[.E118])/2) / ((([.K118]+[.L118])/2+[.M118])/10) * ([.O118]+[.N118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style-name="ce21"/>
          <table:table-cell table:style-name="ce23"/>
          <table:table-cell table:number-columns-repeated="16360" table:style-name="ce21"/>
        </table:table-row>
        <table:table-row table:style-name="ro1">
          <table:table-cell office:value-type="string" table:style-name="ce7">
            <text:p>ENERGY_TORPEDO_1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130.00</text:p>
          </table:table-cell>
          <table:table-cell office:value-type="string" table:style-name="ce16">
            <text:p>240.00</text:p>
          </table:table-cell>
          <table:table-cell office:value-type="float" office:value="13.929411764705883" table:formula="of:=(([.D119]+[.E119])/2) / ((([.K119]+[.L119])/2+[.M119])/10) * ([.O119]+[.N119]/100)" table:style-name="ce16">
            <text:p>13.92941176</text:p>
          </table:table-cell>
          <table:table-cell office:value-type="float" office:value="10.882352941176469" table:formula="of:=(([.D119]+[.E119])/2) / ((([.K119]+[.L119])/2+[.M119])/10) * ([.O119]+[.N119]/200)" table:style-name="ce16">
            <text:p>10.88235294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ENERGY_TORPEDO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30.00</text:p>
          </table:table-cell>
          <table:table-cell office:value-type="float" office:value="19.200000000000003" table:formula="of:=(([.D120]+[.E120])/2) / ((([.K120]+[.L120])/2+[.M120])/10) * ([.O120]+[.N120]/100)" table:style-name="ce16">
            <text:p>19.2</text:p>
          </table:table-cell>
          <table:table-cell office:value-type="float" office:value="15" table:formula="of:=(([.D120]+[.E120])/2) / ((([.K120]+[.L120])/2+[.M120])/10) * ([.O120]+[.N120]/200)" table:style-name="ce16">
            <text:p>15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1">
            <text:p># Swarmer Missiles</text:p>
          </table:table-cell>
          <table:table-cell table:number-columns-repeated="4" table:style-name="ce12"/>
          <table:table-cell office:value-type="float" office:value="0" table:formula="of:=(([.D121]+[.E121])/2) / ((([.K121]+[.L121])/2+[.M121])/10) * ([.O121]+[.N121]/100)" table:style-name="ce16">
            <text:p>#ДЕЛ/0!</text:p>
          </table:table-cell>
          <table:table-cell office:value-type="float" office:value="0" table:formula="of:=(([.D121]+[.E121])/2) / ((([.K121]+[.L121])/2+[.M121])/10) * ([.O121]+[.N121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16">
            <text:p>SWARMER_MISSILE_1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7.6190476190476195" table:formula="of:=(([.D122]+[.E122])/2) / ((([.K122]+[.L122])/2+[.M122])/10) * ([.O122]+[.N122]/100)" table:style-name="ce16">
            <text:p>7.619047619</text:p>
          </table:table-cell>
          <table:table-cell office:value-type="float" office:value="6.1904761904761907" table:formula="of:=(([.D122]+[.E122])/2) / ((([.K122]+[.L122])/2+[.M122])/10) * ([.O122]+[.N122]/200)" table:style-name="ce16">
            <text:p>6.1904761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6">
            <text:p>SWARMER_MISSILE_2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5.00</text:p>
          </table:table-cell>
          <table:table-cell office:value-type="float" office:value="9.5238095238095237" table:formula="of:=(([.D123]+[.E123])/2) / ((([.K123]+[.L123])/2+[.M123])/10) * ([.O123]+[.N123]/100)" table:style-name="ce16">
            <text:p>9.523809524</text:p>
          </table:table-cell>
          <table:table-cell office:value-type="float" office:value="7.7380952380952381" table:formula="of:=(([.D123]+[.E123])/2) / ((([.K123]+[.L123])/2+[.M123])/10) * ([.O123]+[.N123]/200)" table:style-name="ce16">
            <text:p>7.73809523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1">
            <text:p># Space Cloud</text:p>
          </table:table-cell>
          <table:table-cell table:number-columns-repeated="4" table:style-name="ce12"/>
          <table:table-cell office:value-type="float" office:value="0" table:formula="of:=(([.D124]+[.E124])/2) / ((([.K124]+[.L124])/2+[.M124])/10) * ([.O124]+[.N124]/100)" table:style-name="ce16">
            <text:p>#ДЕЛ/0!</text:p>
          </table:table-cell>
          <table:table-cell office:value-type="float" office:value="0" table:formula="of:=(([.D124]+[.E124])/2) / ((([.K124]+[.L124])/2+[.M124])/10) * ([.O124]+[.N124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16">
            <text:p>SPACE_CLOUD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7.00</text:p>
          </table:table-cell>
          <table:table-cell office:value-type="float" office:value="4.8275862068965516" table:formula="of:=(([.D125]+[.E125])/2) / ((([.K125]+[.L125])/2+[.M125])/10) * ([.O125]+[.N125]/100)" table:style-name="ce16">
            <text:p>4.827586207</text:p>
          </table:table-cell>
          <table:table-cell office:value-type="float" office:value="4.0229885057471266" table:formula="of:=(([.D125]+[.E125])/2) / ((([.K125]+[.L125])/2+[.M125])/10) * ([.O125]+[.N125]/200)" table:style-name="ce16">
            <text:p>4.022988506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1">
            <text:p># Crystalline Entities</text:p>
          </table:table-cell>
          <table:table-cell table:number-columns-repeated="4" table:style-name="ce12"/>
          <table:table-cell office:value-type="float" office:value="0" table:formula="of:=(([.D126]+[.E126])/2) / ((([.K126]+[.L126])/2+[.M126])/10) * ([.O126]+[.N126]/100)" table:style-name="ce16">
            <text:p>#ДЕЛ/0!</text:p>
          </table:table-cell>
          <table:table-cell office:value-type="float" office:value="0" table:formula="of:=(([.D126]+[.E126])/2) / ((([.K126]+[.L126])/2+[.M126])/10) * ([.O126]+[.N126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16">
            <text:p>SMALL_CRYSTAL_SHIP_BLUE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27]+[.E127])/2) / ((([.K127]+[.L127])/2+[.M127])/10) * ([.O127]+[.N127]/100)" table:style-name="ce16">
            <text:p>3.63</text:p>
          </table:table-cell>
          <table:table-cell office:value-type="float" office:value="2.9550000000000001" table:formula="of:=(([.D127]+[.E127])/2) / ((([.K127]+[.L127])/2+[.M127])/10) * ([.O127]+[.N127]/200)" table:style-name="ce16">
            <text:p>2.955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6">
            <text:p>MEDIUM_CRYSTAL_SHIP_BLUE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28]+[.E128])/2) / ((([.K128]+[.L128])/2+[.M128])/10) * ([.O128]+[.N128]/100)" table:style-name="ce16">
            <text:p>8.611428571</text:p>
          </table:table-cell>
          <table:table-cell office:value-type="float" office:value="6.5685714285714276" table:formula="of:=(([.D128]+[.E128])/2) / ((([.K128]+[.L128])/2+[.M128])/10) * ([.O128]+[.N128]/200)" table:style-name="ce16">
            <text:p>6.568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6">
            <text:p>LARGE_CRYSTAL_SHIP_BLUE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29]+[.E129])/2) / ((([.K129]+[.L129])/2+[.M129])/10) * ([.O129]+[.N129]/100)" table:style-name="ce16">
            <text:p>20.62857143</text:p>
          </table:table-cell>
          <table:table-cell office:value-type="float" office:value="14.860714285714286" table:formula="of:=(([.D129]+[.E129])/2) / ((([.K129]+[.L129])/2+[.M129])/10) * ([.O129]+[.N129]/200)" table:style-name="ce16">
            <text:p>14.860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SMALL_CRYSTAL_SHIP_GREEN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0]+[.E130])/2) / ((([.K130]+[.L130])/2+[.M130])/10) * ([.O130]+[.N130]/100)" table:style-name="ce16">
            <text:p>3.63</text:p>
          </table:table-cell>
          <table:table-cell office:value-type="float" office:value="2.9550000000000001" table:formula="of:=(([.D130]+[.E130])/2) / ((([.K130]+[.L130])/2+[.M130])/10) * ([.O130]+[.N130]/200)" table:style-name="ce16">
            <text:p>2.955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CRYSTAL_SHIP_GREEN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1]+[.E131])/2) / ((([.K131]+[.L131])/2+[.M131])/10) * ([.O131]+[.N131]/100)" table:style-name="ce16">
            <text:p>8.611428571</text:p>
          </table:table-cell>
          <table:table-cell office:value-type="float" office:value="6.5685714285714276" table:formula="of:=(([.D131]+[.E131])/2) / ((([.K131]+[.L131])/2+[.M131])/10) * ([.O131]+[.N131]/200)" table:style-name="ce16">
            <text:p>6.568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CRYSTAL_SHIP_GREEN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2]+[.E132])/2) / ((([.K132]+[.L132])/2+[.M132])/10) * ([.O132]+[.N132]/100)" table:style-name="ce16">
            <text:p>20.62857143</text:p>
          </table:table-cell>
          <table:table-cell office:value-type="float" office:value="14.860714285714286" table:formula="of:=(([.D132]+[.E132])/2) / ((([.K132]+[.L132])/2+[.M132])/10) * ([.O132]+[.N132]/200)" table:style-name="ce16">
            <text:p>14.860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SMALL_CRYSTAL_SHIP_YELLOW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3]+[.E133])/2) / ((([.K133]+[.L133])/2+[.M133])/10) * ([.O133]+[.N133]/100)" table:style-name="ce16">
            <text:p>3.63</text:p>
          </table:table-cell>
          <table:table-cell office:value-type="float" office:value="2.9550000000000001" table:formula="of:=(([.D133]+[.E133])/2) / ((([.K133]+[.L133])/2+[.M133])/10) * ([.O133]+[.N133]/200)" table:style-name="ce16">
            <text:p>2.955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CRYSTAL_SHIP_YELLOW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4]+[.E134])/2) / ((([.K134]+[.L134])/2+[.M134])/10) * ([.O134]+[.N134]/100)" table:style-name="ce16">
            <text:p>8.611428571</text:p>
          </table:table-cell>
          <table:table-cell office:value-type="float" office:value="6.5685714285714276" table:formula="of:=(([.D134]+[.E134])/2) / ((([.K134]+[.L134])/2+[.M134])/10) * ([.O134]+[.N134]/200)" table:style-name="ce16">
            <text:p>6.568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CRYSTAL_SHIP_YELLOW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5]+[.E135])/2) / ((([.K135]+[.L135])/2+[.M135])/10) * ([.O135]+[.N135]/100)" table:style-name="ce16">
            <text:p>20.62857143</text:p>
          </table:table-cell>
          <table:table-cell office:value-type="float" office:value="14.860714285714286" table:formula="of:=(([.D135]+[.E135])/2) / ((([.K135]+[.L135])/2+[.M135])/10) * ([.O135]+[.N135]/200)" table:style-name="ce16">
            <text:p>14.860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SMALL_CRYSTAL_SHIP_RED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6]+[.E136])/2) / ((([.K136]+[.L136])/2+[.M136])/10) * ([.O136]+[.N136]/100)" table:style-name="ce16">
            <text:p>3.63</text:p>
          </table:table-cell>
          <table:table-cell office:value-type="float" office:value="2.9550000000000001" table:formula="of:=(([.D136]+[.E136])/2) / ((([.K136]+[.L136])/2+[.M136])/10) * ([.O136]+[.N136]/200)" table:style-name="ce16">
            <text:p>2.955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CRYSTAL_SHIP_RED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7]+[.E137])/2) / ((([.K137]+[.L137])/2+[.M137])/10) * ([.O137]+[.N137]/100)" table:style-name="ce16">
            <text:p>8.611428571</text:p>
          </table:table-cell>
          <table:table-cell office:value-type="float" office:value="6.5685714285714276" table:formula="of:=(([.D137]+[.E137])/2) / ((([.K137]+[.L137])/2+[.M137])/10) * ([.O137]+[.N137]/200)" table:style-name="ce16">
            <text:p>6.568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CRYSTAL_SHIP_RED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8]+[.E138])/2) / ((([.K138]+[.L138])/2+[.M138])/10) * ([.O138]+[.N138]/100)" table:style-name="ce16">
            <text:p>20.62857143</text:p>
          </table:table-cell>
          <table:table-cell office:value-type="float" office:value="14.860714285714286" table:formula="of:=(([.D138]+[.E138])/2) / ((([.K138]+[.L138])/2+[.M138])/10) * ([.O138]+[.N138]/200)" table:style-name="ce16">
            <text:p>14.860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SMALL_CRYSTAL_SHIP_BLUE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39]+[.E139])/2) / ((([.K139]+[.L139])/2+[.M139])/10) * ([.O139]+[.N139]/100)" table:style-name="ce16">
            <text:p>4.667142857</text:p>
          </table:table-cell>
          <table:table-cell office:value-type="float" office:value="3.7992857142857144" table:formula="of:=(([.D139]+[.E139])/2) / ((([.K139]+[.L139])/2+[.M139])/10) * ([.O139]+[.N139]/200)" table:style-name="ce16">
            <text:p>3.79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CRYSTAL_SHIP_BLUE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0]+[.E140])/2) / ((([.K140]+[.L140])/2+[.M140])/10) * ([.O140]+[.N140]/100)" table:style-name="ce16">
            <text:p>11.15571429</text:p>
          </table:table-cell>
          <table:table-cell office:value-type="float" office:value="8.5092857142857135" table:formula="of:=(([.D140]+[.E140])/2) / ((([.K140]+[.L140])/2+[.M140])/10) * ([.O140]+[.N140]/200)" table:style-name="ce16">
            <text:p>8.50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CRYSTAL_SHIP_BLUE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1]+[.E141])/2) / ((([.K141]+[.L141])/2+[.M141])/10) * ([.O141]+[.N141]/100)" table:style-name="ce16">
            <text:p>26.49142857</text:p>
          </table:table-cell>
          <table:table-cell office:value-type="float" office:value="19.084285714285713" table:formula="of:=(([.D141]+[.E141])/2) / ((([.K141]+[.L141])/2+[.M141])/10) * ([.O141]+[.N141]/200)" table:style-name="ce16">
            <text:p>19.08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SMALL_CRYSTAL_SHIP_GREEN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2]+[.E142])/2) / ((([.K142]+[.L142])/2+[.M142])/10) * ([.O142]+[.N142]/100)" table:style-name="ce16">
            <text:p>4.667142857</text:p>
          </table:table-cell>
          <table:table-cell office:value-type="float" office:value="3.7992857142857144" table:formula="of:=(([.D142]+[.E142])/2) / ((([.K142]+[.L142])/2+[.M142])/10) * ([.O142]+[.N142]/200)" table:style-name="ce16">
            <text:p>3.79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CRYSTAL_SHIP_GREEN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3]+[.E143])/2) / ((([.K143]+[.L143])/2+[.M143])/10) * ([.O143]+[.N143]/100)" table:style-name="ce16">
            <text:p>11.15571429</text:p>
          </table:table-cell>
          <table:table-cell office:value-type="float" office:value="8.5092857142857135" table:formula="of:=(([.D143]+[.E143])/2) / ((([.K143]+[.L143])/2+[.M143])/10) * ([.O143]+[.N143]/200)" table:style-name="ce16">
            <text:p>8.50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CRYSTAL_SHIP_GREEN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4]+[.E144])/2) / ((([.K144]+[.L144])/2+[.M144])/10) * ([.O144]+[.N144]/100)" table:style-name="ce16">
            <text:p>26.49142857</text:p>
          </table:table-cell>
          <table:table-cell office:value-type="float" office:value="19.084285714285713" table:formula="of:=(([.D144]+[.E144])/2) / ((([.K144]+[.L144])/2+[.M144])/10) * ([.O144]+[.N144]/200)" table:style-name="ce16">
            <text:p>19.08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SMALL_CRYSTAL_SHIP_YELLOW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5]+[.E145])/2) / ((([.K145]+[.L145])/2+[.M145])/10) * ([.O145]+[.N145]/100)" table:style-name="ce16">
            <text:p>4.667142857</text:p>
          </table:table-cell>
          <table:table-cell office:value-type="float" office:value="3.7992857142857144" table:formula="of:=(([.D145]+[.E145])/2) / ((([.K145]+[.L145])/2+[.M145])/10) * ([.O145]+[.N145]/200)" table:style-name="ce16">
            <text:p>3.79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CRYSTAL_SHIP_YELLOW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6]+[.E146])/2) / ((([.K146]+[.L146])/2+[.M146])/10) * ([.O146]+[.N146]/100)" table:style-name="ce16">
            <text:p>11.15571429</text:p>
          </table:table-cell>
          <table:table-cell office:value-type="float" office:value="8.5092857142857135" table:formula="of:=(([.D146]+[.E146])/2) / ((([.K146]+[.L146])/2+[.M146])/10) * ([.O146]+[.N146]/200)" table:style-name="ce16">
            <text:p>8.50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CRYSTAL_SHIP_YELLOW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7]+[.E147])/2) / ((([.K147]+[.L147])/2+[.M147])/10) * ([.O147]+[.N147]/100)" table:style-name="ce16">
            <text:p>26.49142857</text:p>
          </table:table-cell>
          <table:table-cell office:value-type="float" office:value="19.084285714285713" table:formula="of:=(([.D147]+[.E147])/2) / ((([.K147]+[.L147])/2+[.M147])/10) * ([.O147]+[.N147]/200)" table:style-name="ce16">
            <text:p>19.08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SMALL_CRYSTAL_SHIP_RED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8]+[.E148])/2) / ((([.K148]+[.L148])/2+[.M148])/10) * ([.O148]+[.N148]/100)" table:style-name="ce16">
            <text:p>4.667142857</text:p>
          </table:table-cell>
          <table:table-cell office:value-type="float" office:value="3.7992857142857144" table:formula="of:=(([.D148]+[.E148])/2) / ((([.K148]+[.L148])/2+[.M148])/10) * ([.O148]+[.N148]/200)" table:style-name="ce16">
            <text:p>3.79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MEDIUM_CRYSTAL_SHIP_RED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9]+[.E149])/2) / ((([.K149]+[.L149])/2+[.M149])/10) * ([.O149]+[.N149]/100)" table:style-name="ce16">
            <text:p>11.15571429</text:p>
          </table:table-cell>
          <table:table-cell office:value-type="float" office:value="8.5092857142857135" table:formula="of:=(([.D149]+[.E149])/2) / ((([.K149]+[.L149])/2+[.M149])/10) * ([.O149]+[.N149]/200)" table:style-name="ce16">
            <text:p>8.50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LARGE_CRYSTAL_SHIP_RED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50]+[.E150])/2) / ((([.K150]+[.L150])/2+[.M150])/10) * ([.O150]+[.N150]/100)" table:style-name="ce16">
            <text:p>26.49142857</text:p>
          </table:table-cell>
          <table:table-cell office:value-type="float" office:value="19.084285714285713" table:formula="of:=(([.D150]+[.E150])/2) / ((([.K150]+[.L150])/2+[.M150])/10) * ([.O150]+[.N150]/200)" table:style-name="ce16">
            <text:p>19.08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Misc Space Critters</text:p>
          </table:table-cell>
          <table:table-cell table:number-columns-repeated="4" table:style-name="ce12"/>
          <table:table-cell office:value-type="float" office:value="0" table:formula="of:=(([.D151]+[.E151])/2) / ((([.K151]+[.L151])/2+[.M151])/10) * ([.O151]+[.N151]/100)" table:style-name="ce16">
            <text:p>#ДЕЛ/0!</text:p>
          </table:table-cell>
          <table:table-cell office:value-type="float" office:value="0" table:formula="of:=(([.D151]+[.E151])/2) / ((([.K151]+[.L151])/2+[.M151])/10) * ([.O151]+[.N151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MEDIUM_PROB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29.00</text:p>
          </table:table-cell>
          <table:table-cell office:value-type="float" office:value="8" table:formula="of:=(([.D152]+[.E152])/2) / ((([.K152]+[.L152])/2+[.M152])/10) * ([.O152]+[.N152]/100)" table:style-name="ce16">
            <text:p>8</text:p>
          </table:table-cell>
          <table:table-cell office:value-type="float" office:value="6.3448275862068968" table:formula="of:=(([.D152]+[.E152])/2) / ((([.K152]+[.L152])/2+[.M152])/10) * ([.O152]+[.N152]/200)" table:style-name="ce16">
            <text:p>6.344827586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PACE_WHALE_WEAPON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1.00</text:p>
          </table:table-cell>
          <table:table-cell office:value-type="float" office:value="2.3722222222222222" table:formula="of:=(([.D153]+[.E153])/2) / ((([.K153]+[.L153])/2+[.M153])/10) * ([.O153]+[.N153]/100)" table:style-name="ce16">
            <text:p>2.372222222</text:p>
          </table:table-cell>
          <table:table-cell office:value-type="float" office:value="1.9833333333333334" table:formula="of:=(([.D153]+[.E153])/2) / ((([.K153]+[.L153])/2+[.M153])/10) * ([.O153]+[.N153]/200)" table:style-name="ce16">
            <text:p>1.9833333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MALL_SPACE_AMOEBA_WEAPON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5.00</text:p>
          </table:table-cell>
          <table:table-cell office:value-type="float" office:value="3.7241379310344831" table:formula="of:=(([.D154]+[.E154])/2) / ((([.K154]+[.L154])/2+[.M154])/10) * ([.O154]+[.N154]/100)" table:style-name="ce16">
            <text:p>3.724137931</text:p>
          </table:table-cell>
          <table:table-cell office:value-type="float" office:value="2.8965517241379315" table:formula="of:=(([.D154]+[.E154])/2) / ((([.K154]+[.L154])/2+[.M154])/10) * ([.O154]+[.N154]/200)" table:style-name="ce16">
            <text:p>2.89655172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PACE_AMOEBA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7.00</text:p>
          </table:table-cell>
          <table:table-cell office:value-type="string" table:style-name="ce16">
            <text:p>30.00</text:p>
          </table:table-cell>
          <table:table-cell office:value-type="float" office:value="7.293103448275863" table:formula="of:=(([.D155]+[.E155])/2) / ((([.K155]+[.L155])/2+[.M155])/10) * ([.O155]+[.N155]/100)" table:style-name="ce16">
            <text:p>7.293103448</text:p>
          </table:table-cell>
          <table:table-cell office:value-type="float" office:value="5.6724137931034484" table:formula="of:=(([.D155]+[.E155])/2) / ((([.K155]+[.L155])/2+[.M155])/10) * ([.O155]+[.N155]/200)" table:style-name="ce16">
            <text:p>5.67241379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SMALL_MINING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4.00</text:p>
          </table:table-cell>
          <table:table-cell office:value-type="float" office:value="2.9080459770114939" table:formula="of:=(([.D156]+[.E156])/2) / ((([.K156]+[.L156])/2+[.M156])/10) * ([.O156]+[.N156]/100)" table:style-name="ce16">
            <text:p>2.908045977</text:p>
          </table:table-cell>
          <table:table-cell office:value-type="float" office:value="2.4022988505747125" table:formula="of:=(([.D156]+[.E156])/2) / ((([.K156]+[.L156])/2+[.M156])/10) * ([.O156]+[.N156]/200)" table:style-name="ce16">
            <text:p>2.40229885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MINING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7.00</text:p>
          </table:table-cell>
          <table:table-cell office:value-type="float" office:value="5.1724137931034484" table:formula="of:=(([.D157]+[.E157])/2) / ((([.K157]+[.L157])/2+[.M157])/10) * ([.O157]+[.N157]/100)" table:style-name="ce16">
            <text:p>5.172413793</text:p>
          </table:table-cell>
          <table:table-cell office:value-type="float" office:value="4.3965517241379306" table:formula="of:=(([.D157]+[.E157])/2) / ((([.K157]+[.L157])/2+[.M157])/10) * ([.O157]+[.N157]/200)" table:style-name="ce16">
            <text:p>4.39655172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0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6">
            <text:p>PSIONIC_BLAST_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00.00</text:p>
          </table:table-cell>
          <table:table-cell office:value-type="string" table:style-name="ce16">
            <text:p>700.00</text:p>
          </table:table-cell>
          <table:table-cell office:value-type="float" office:value="201.14942528735634" table:formula="of:=(([.D158]+[.E158])/2) / ((([.K158]+[.L158])/2+[.M158])/10) * ([.O158]+[.N158]/100)" table:style-name="ce16">
            <text:p>201.1494253</text:p>
          </table:table-cell>
          <table:table-cell office:value-type="float" office:value="152.29885057471265" table:formula="of:=(([.D158]+[.E158])/2) / ((([.K158]+[.L158])/2+[.M158])/10) * ([.O158]+[.N158]/200)" table:style-name="ce16">
            <text:p>152.2988506</text:p>
          </table:table-cell>
          <table:table-cell office:value-type="string" table:style-name="ce16">
            <text:p>0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11">
            <text:p># ED invaders</text:p>
          </table:table-cell>
          <table:table-cell table:number-columns-repeated="4" table:style-name="ce12"/>
          <table:table-cell office:value-type="float" office:value="0" table:formula="of:=(([.D159]+[.E159])/2) / ((([.K159]+[.L159])/2+[.M159])/10) * ([.O159]+[.N159]/100)" table:style-name="ce16">
            <text:p>#ДЕЛ/0!</text:p>
          </table:table-cell>
          <table:table-cell office:value-type="float" office:value="0" table:formula="of:=(([.D159]+[.E159])/2) / ((([.K159]+[.L159])/2+[.M159])/10) * ([.O159]+[.N159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SMALL_ED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9.00</text:p>
          </table:table-cell>
          <table:table-cell office:value-type="float" office:value="4.9038961038961038" table:formula="of:=(([.D160]+[.E160])/2) / ((([.K160]+[.L160])/2+[.M160])/10) * ([.O160]+[.N160]/100)" table:style-name="ce16">
            <text:p>4.903896104</text:p>
          </table:table-cell>
          <table:table-cell office:value-type="float" office:value="4.0727272727272723" table:formula="of:=(([.D160]+[.E160])/2) / ((([.K160]+[.L160])/2+[.M160])/10) * ([.O160]+[.N160]/200)" table:style-name="ce16">
            <text:p>4.07272727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8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/>
        </table:table-row>
        <table:table-row table:style-name="ro1">
          <table:table-cell office:value-type="string" table:style-name="ce7">
            <text:p>MEDIUM_ED_WEAPON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11.922077922077923" table:formula="of:=(([.D161]+[.E161])/2) / ((([.K161]+[.L161])/2+[.M161])/10) * ([.O161]+[.N161]/100)" table:style-name="ce16">
            <text:p>11.92207792</text:p>
          </table:table-cell>
          <table:table-cell office:value-type="float" office:value="9.2727272727272734" table:formula="of:=(([.D161]+[.E161])/2) / ((([.K161]+[.L161])/2+[.M161])/10) * ([.O161]+[.N161]/200)" table:style-name="ce16">
            <text:p>9.27272727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LARGE_ED_WEAPON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55.00</text:p>
          </table:table-cell>
          <table:table-cell office:value-type="string" table:style-name="ce16">
            <text:p>100.00</text:p>
          </table:table-cell>
          <table:table-cell office:value-type="float" office:value="31.000000000000004" table:formula="of:=(([.D162]+[.E162])/2) / ((([.K162]+[.L162])/2+[.M162])/10) * ([.O162]+[.N162]/100)" table:style-name="ce16">
            <text:p>31</text:p>
          </table:table-cell>
          <table:table-cell office:value-type="float" office:value="22.948051948051951" table:formula="of:=(([.D162]+[.E162])/2) / ((([.K162]+[.L162])/2+[.M162])/10) * ([.O162]+[.N162]/200)" table:style-name="ce16">
            <text:p>22.94805195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74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1">
            <text:p># Swarm</text:p>
          </table:table-cell>
          <table:table-cell table:number-columns-repeated="4" table:style-name="ce12"/>
          <table:table-cell office:value-type="float" office:value="0" table:formula="of:=(([.D163]+[.E163])/2) / ((([.K163]+[.L163])/2+[.M163])/10) * ([.O163]+[.N163]/100)" table:style-name="ce16">
            <text:p>#ДЕЛ/0!</text:p>
          </table:table-cell>
          <table:table-cell office:value-type="float" office:value="0" table:formula="of:=(([.D163]+[.E163])/2) / ((([.K163]+[.L163])/2+[.M163])/10) * ([.O163]+[.N163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1"/>
        </table:table-row>
        <table:table-row table:style-name="ro1">
          <table:table-cell office:value-type="string" table:style-name="ce7">
            <text:p>SMALL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25.00</text:p>
          </table:table-cell>
          <table:table-cell office:value-type="float" office:value="5.4672897196261685" table:formula="of:=(([.D164]+[.E164])/2) / ((([.K164]+[.L164])/2+[.M164])/10) * ([.O164]+[.N164]/100)" table:style-name="ce16">
            <text:p>5.46728972</text:p>
          </table:table-cell>
          <table:table-cell office:value-type="float" office:value="4.55607476635514" table:formula="of:=(([.D164]+[.E164])/2) / ((([.K164]+[.L164])/2+[.M164])/10) * ([.O164]+[.N164]/200)" table:style-name="ce16">
            <text:p>4.556074766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2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MEDIUM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float" office:value="11.915887850467291" table:formula="of:=(([.D165]+[.E165])/2) / ((([.K165]+[.L165])/2+[.M165])/10) * ([.O165]+[.N165]/100)" table:style-name="ce16">
            <text:p>11.91588785</text:p>
          </table:table-cell>
          <table:table-cell office:value-type="float" office:value="9.4626168224299079" table:formula="of:=(([.D165]+[.E165])/2) / ((([.K165]+[.L165])/2+[.M165])/10) * ([.O165]+[.N165]/200)" table:style-name="ce16">
            <text:p>9.462616822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4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LARGE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25.214953271028037" table:formula="of:=(([.D166]+[.E166])/2) / ((([.K166]+[.L166])/2+[.M166])/10) * ([.O166]+[.N166]/100)" table:style-name="ce16">
            <text:p>25.21495327</text:p>
          </table:table-cell>
          <table:table-cell office:value-type="float" office:value="19.24299065420561" table:formula="of:=(([.D166]+[.E166])/2) / ((([.K166]+[.L166])/2+[.M166])/10) * ([.O166]+[.N166]/200)" table:style-name="ce16">
            <text:p>19.24299065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LARGE_SCOURGE_MISSILE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25.214953271028037" table:formula="of:=(([.D167]+[.E167])/2) / ((([.K167]+[.L167])/2+[.M167])/10) * ([.O167]+[.N167]/100)" table:style-name="ce16">
            <text:p>25.21495327</text:p>
          </table:table-cell>
          <table:table-cell office:value-type="float" office:value="19.24299065420561" table:formula="of:=(([.D167]+[.E167])/2) / ((([.K167]+[.L167])/2+[.M167])/10) * ([.O167]+[.N167]/200)" table:style-name="ce16">
            <text:p>19.24299065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SMALL_SCOURGE_PROJECTILE_WEAPON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23.00</text:p>
          </table:table-cell>
          <table:table-cell office:value-type="float" office:value="5.1206896551724146" table:formula="of:=(([.D168]+[.E168])/2) / ((([.K168]+[.L168])/2+[.M168])/10) * ([.O168]+[.N168]/100)" table:style-name="ce16">
            <text:p>5.120689655</text:p>
          </table:table-cell>
          <table:table-cell office:value-type="float" office:value="3.9827586206896557" table:formula="of:=(([.D168]+[.E168])/2) / ((([.K168]+[.L168])/2+[.M168])/10) * ([.O168]+[.N168]/200)" table:style-name="ce16">
            <text:p>3.982758621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7">
            <text:p>MEDIUM_SCOURGE_PROJECTILE_WEAPON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46.00</text:p>
          </table:table-cell>
          <table:table-cell office:value-type="float" office:value="10.241379310344829" table:formula="of:=(([.D169]+[.E169])/2) / ((([.K169]+[.L169])/2+[.M169])/10) * ([.O169]+[.N169]/100)" table:style-name="ce16">
            <text:p>10.24137931</text:p>
          </table:table-cell>
          <table:table-cell office:value-type="float" office:value="7.9655172413793114" table:formula="of:=(([.D169]+[.E169])/2) / ((([.K169]+[.L169])/2+[.M169])/10) * ([.O169]+[.N169]/200)" table:style-name="ce16">
            <text:p>7.965517241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8"/>
        </table:table-row>
        <table:table-row table:style-name="ro1">
          <table:table-cell office:value-type="string" table:style-name="ce11">
            <text:p># Fallen Empire</text:p>
          </table:table-cell>
          <table:table-cell table:number-columns-repeated="4" table:style-name="ce12"/>
          <table:table-cell office:value-type="float" office:value="0" table:formula="of:=(([.D170]+[.E170])/2) / ((([.K170]+[.L170])/2+[.M170])/10) * ([.O170]+[.N170]/100)" table:style-name="ce16">
            <text:p>#ДЕЛ/0!</text:p>
          </table:table-cell>
          <table:table-cell office:value-type="float" office:value="0" table:formula="of:=(([.D170]+[.E170])/2) / ((([.K170]+[.L170])/2+[.M170])/10) * ([.O170]+[.N170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2" table:style-name="ce24"/>
        </table:table-row>
        <table:table-row table:style-name="ro1">
          <table:table-cell office:value-type="string" table:style-name="ce7">
            <text:p>LARGE_FALLEN_EMPIRE_SPACEPORT_LANC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250.00</text:p>
          </table:table-cell>
          <table:table-cell office:value-type="float" office:value="34.44933920704846" table:formula="of:=(([.D171]+[.E171])/2) / ((([.K171]+[.L171])/2+[.M171])/10) * ([.O171]+[.N171]/100)" table:style-name="ce16">
            <text:p>34.44933921</text:p>
          </table:table-cell>
          <table:table-cell office:value-type="float" office:value="23.964757709251103" table:formula="of:=(([.D171]+[.E171])/2) / ((([.K171]+[.L171])/2+[.M171])/10) * ([.O171]+[.N171]/200)" table:style-name="ce16">
            <text:p>23.9647577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2" table:style-name="ce1"/>
        </table:table-row>
        <table:table-row table:style-name="ro1">
          <table:table-cell office:value-type="string" table:style-name="ce11">
            <text:p># Point-Defense</text:p>
          </table:table-cell>
          <table:table-cell table:number-columns-repeated="4" table:style-name="ce12"/>
          <table:table-cell office:value-type="float" office:value="0" table:formula="of:=(([.D172]+[.E172])/2) / ((([.K172]+[.L172])/2+[.M172])/10) * ([.O172]+[.N172]/100)" table:style-name="ce16">
            <text:p>#ДЕЛ/0!</text:p>
          </table:table-cell>
          <table:table-cell office:value-type="float" office:value="0" table:formula="of:=(([.D172]+[.E172])/2) / ((([.K172]+[.L172])/2+[.M172])/10) * ([.O172]+[.N172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number-columns-repeated="16363" table:style-name="ce25"/>
        </table:table-row>
        <table:table-row table:style-name="ro1">
          <table:table-cell office:value-type="string" table:style-name="ce7">
            <text:p>POINT_DEFENC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3.00</text:p>
          </table:table-cell>
          <table:table-cell office:value-type="float" office:value="1.125" table:formula="of:=(([.D173]+[.E173])/2) / ((([.K173]+[.L173])/2+[.M173])/10) * ([.O173]+[.N173]/100)" table:style-name="ce16">
            <text:p>1.125</text:p>
          </table:table-cell>
          <table:table-cell office:value-type="float" office:value="1.0625" table:formula="of:=(([.D173]+[.E173])/2) / ((([.K173]+[.L173])/2+[.M173])/10) * ([.O173]+[.N173]/200)" table:style-name="ce16">
            <text:p>1.06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3" table:style-name="ce26"/>
        </table:table-row>
        <table:table-row table:style-name="ro1">
          <table:table-cell office:value-type="string" table:style-name="ce7">
            <text:p>POINT_DEFENCE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4.00</text:p>
          </table:table-cell>
          <table:table-cell office:value-type="float" office:value="1.575" table:formula="of:=(([.D174]+[.E174])/2) / ((([.K174]+[.L174])/2+[.M174])/10) * ([.O174]+[.N174]/100)" table:style-name="ce16">
            <text:p>1.575</text:p>
          </table:table-cell>
          <table:table-cell office:value-type="float" office:value="1.4875000000000003" table:formula="of:=(([.D174]+[.E174])/2) / ((([.K174]+[.L174])/2+[.M174])/10) * ([.O174]+[.N174]/200)" table:style-name="ce16">
            <text:p>1.48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3" table:style-name="ce26"/>
        </table:table-row>
        <table:table-row table:style-name="ro1">
          <table:table-cell office:value-type="string" table:style-name="ce7">
            <text:p>POINT_DEFENCE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6.00</text:p>
          </table:table-cell>
          <table:table-cell office:value-type="float" office:value="2.4750000000000001" table:formula="of:=(([.D175]+[.E175])/2) / ((([.K175]+[.L175])/2+[.M175])/10) * ([.O175]+[.N175]/100)" table:style-name="ce16">
            <text:p>2.475</text:p>
          </table:table-cell>
          <table:table-cell office:value-type="float" office:value="2.3375000000000004" table:formula="of:=(([.D175]+[.E175])/2) / ((([.K175]+[.L175])/2+[.M175])/10) * ([.O175]+[.N175]/200)" table:style-name="ce16">
            <text:p>2.33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3" table:style-name="ce26"/>
        </table:table-row>
        <table:table-row table:style-name="ro1">
          <table:table-cell office:value-type="string" table:style-name="ce27">
            <text:p># Event Weapons</text:p>
          </table:table-cell>
          <table:table-cell table:number-columns-repeated="4" table:style-name="ce12"/>
          <table:table-cell office:value-type="float" office:value="0" table:formula="of:=(([.D176]+[.E176])/2) / ((([.K176]+[.L176])/2+[.M176])/10) * ([.O176]+[.N176]/100)" table:style-name="ce16">
            <text:p>#ДЕЛ/0!</text:p>
          </table:table-cell>
          <table:table-cell office:value-type="float" office:value="0" table:formula="of:=(([.D176]+[.E176])/2) / ((([.K176]+[.L176])/2+[.M176])/10) * ([.O176]+[.N176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number-columns-repeated="16363" table:style-name="ce25"/>
        </table:table-row>
        <table:table-row table:style-name="ro3">
          <table:table-cell office:value-type="string" table:style-name="ce26">
            <text:p>TECHNO_WEAPON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500" table:style-name="ce28">
            <text:p>500.00</text:p>
          </table:table-cell>
          <table:table-cell office:value-type="float" office:value="1000" table:style-name="ce28">
            <text:p>1000.00</text:p>
          </table:table-cell>
          <table:table-cell office:value-type="float" office:value="133.69565217391303" table:formula="of:=(([.D177]+[.E177])/2) / ((([.K177]+[.L177])/2+[.M177])/10) * ([.O177]+[.N177]/100)" table:style-name="ce16">
            <text:p>133.6956522</text:p>
          </table:table-cell>
          <table:table-cell office:value-type="float" office:value="94.565217391304344" table:formula="of:=(([.D177]+[.E177])/2) / ((([.K177]+[.L177])/2+[.M177])/10) * ([.O177]+[.N177]/200)" table:style-name="ce16">
            <text:p>94.56521739</text:p>
          </table:table-cell>
          <table:table-cell office:value-type="float" office:value="1.5" table:style-name="ce28">
            <text:p>1.50</text:p>
          </table:table-cell>
          <table:table-cell office:value-type="float" office:value="0" table:style-name="ce28">
            <text:p>0.00</text:p>
          </table:table-cell>
          <table:table-cell office:value-type="float" office:value="0.75" table:style-name="ce28">
            <text:p>0.75</text:p>
          </table:table-cell>
          <table:table-cell office:value-type="float" office:value="10" table:style-name="ce28">
            <text:p>10.00</text:p>
          </table:table-cell>
          <table:table-cell office:value-type="float" office:value="20" table:style-name="ce28">
            <text:p>20.00</text:p>
          </table:table-cell>
          <table:table-cell office:value-type="float" office:value="100" table:style-name="ce28">
            <text:p>100.00</text:p>
          </table:table-cell>
          <table:table-cell office:value-type="float" office:value="120" table:style-name="ce28">
            <text:p>12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3" table:style-name="ce26"/>
        </table:table-row>
        <table:table-row table:style-name="ro1">
          <table:table-cell office:value-type="string" table:style-name="ce26">
            <text:p>TECHNO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float" office:value="26.25" table:formula="of:=(([.D178]+[.E178])/2) / ((([.K178]+[.L178])/2+[.M178])/10) * ([.O178]+[.N178]/100)" table:style-name="ce16">
            <text:p>26.25</text:p>
          </table:table-cell>
          <table:table-cell office:value-type="float" office:value="24.791666666666671" table:formula="of:=(([.D178]+[.E178])/2) / ((([.K178]+[.L178])/2+[.M178])/10) * ([.O178]+[.N178]/200)" table:style-name="ce16">
            <text:p>24.7916666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29">
            <text:p>SMALL_EVENT_UV_LASER</text:p>
          </table:table-cell>
          <table:table-cell office:value-type="float" office:value="7.5" table:style-name="ce28">
            <text:p>7.50</text:p>
          </table:table-cell>
          <table:table-cell office:value-type="float" office:value="-7.5" table:style-name="ce28">
            <text:p>-7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3.5199999999999996" table:formula="of:=(([.D179]+[.E179])/2) / ((([.K179]+[.L179])/2+[.M179])/10) * ([.O179]+[.N179]/100)" table:style-name="ce16">
            <text:p>3.52</text:p>
          </table:table-cell>
          <table:table-cell office:value-type="float" office:value="3.08" table:formula="of:=(([.D179]+[.E179])/2) / ((([.K179]+[.L179])/2+[.M179])/10) * ([.O179]+[.N179]/200)" table:style-name="ce16">
            <text:p>3.08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15" table:style-name="ce28">
            <text:p>0.15</text:p>
          </table:table-cell>
          <table:table-cell office:value-type="float" office:value="2" table:style-name="ce28">
            <text:p>2.00</text:p>
          </table:table-cell>
          <table:table-cell office:value-type="float" office:value="23" table:style-name="ce28">
            <text:p>23.00</text:p>
          </table:table-cell>
          <table:table-cell office:value-type="float" office:value="25" table:style-name="ce28">
            <text:p>25.00</text:p>
          </table:table-cell>
          <table:table-cell office:value-type="float" office:value="30" table:style-name="ce28">
            <text:p>30.00</text:p>
          </table:table-cell>
          <table:table-cell office:value-type="float" office:value="0.9" table:style-name="ce28">
            <text:p>0.90</text:p>
          </table:table-cell>
          <table:table-cell office:value-type="float" office:value="0.6" table:style-name="ce28">
            <text:p>0.6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29">
            <text:p>MEDIUM_EVENT_UV_LASER</text:p>
          </table:table-cell>
          <table:table-cell office:value-type="float" office:value="15" table:style-name="ce28">
            <text:p>15.00</text:p>
          </table:table-cell>
          <table:table-cell office:value-type="float" office:value="-15" table:style-name="ce28">
            <text:p>-15.00</text:p>
          </table:table-cell>
          <table:table-cell office:value-type="float" office:value="16" table:style-name="ce28">
            <text:p>16.00</text:p>
          </table:table-cell>
          <table:table-cell office:value-type="float" office:value="26" table:style-name="ce28">
            <text:p>26.00</text:p>
          </table:table-cell>
          <table:table-cell office:value-type="float" office:value="6.4399999999999995" table:formula="of:=(([.D180]+[.E180])/2) / ((([.K180]+[.L180])/2+[.M180])/10) * ([.O180]+[.N180]/100)" table:style-name="ce16">
            <text:p>6.44</text:p>
          </table:table-cell>
          <table:table-cell office:value-type="float" office:value="5.6" table:formula="of:=(([.D180]+[.E180])/2) / ((([.K180]+[.L180])/2+[.M180])/10) * ([.O180]+[.N180]/200)" table:style-name="ce16">
            <text:p>5.6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3" table:style-name="ce28">
            <text:p>0.30</text:p>
          </table:table-cell>
          <table:table-cell office:value-type="float" office:value="2" table:style-name="ce28">
            <text:p>2.00</text:p>
          </table:table-cell>
          <table:table-cell office:value-type="float" office:value="23" table:style-name="ce28">
            <text:p>23.00</text:p>
          </table:table-cell>
          <table:table-cell office:value-type="float" office:value="25" table:style-name="ce28">
            <text:p>25.00</text:p>
          </table:table-cell>
          <table:table-cell office:value-type="float" office:value="30" table:style-name="ce28">
            <text:p>30.00</text:p>
          </table:table-cell>
          <table:table-cell office:value-type="float" office:value="0.85" table:style-name="ce28">
            <text:p>0.85</text:p>
          </table:table-cell>
          <table:table-cell office:value-type="float" office:value="0.3" table:style-name="ce28">
            <text:p>0.3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16">
            <text:p>STELLARITE_MISSILE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0.00</text:p>
          </table:table-cell>
          <table:table-cell office:value-type="string" table:style-name="ce16">
            <text:p>750.00</text:p>
          </table:table-cell>
          <table:table-cell office:value-type="float" office:value="284.09090909090912" table:formula="of:=(([.D181]+[.E181])/2) / ((([.K181]+[.L181])/2+[.M181])/10) * ([.O181]+[.N181]/100)" table:style-name="ce16">
            <text:p>284.0909091</text:p>
          </table:table-cell>
          <table:table-cell office:value-type="float" office:value="198.86363636363637" table:formula="of:=(([.D181]+[.E181])/2) / ((([.K181]+[.L181])/2+[.M181])/10) * ([.O181]+[.N181]/200)" table:style-name="ce16">
            <text:p>198.863636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float" office:value="150" table:style-name="ce28">
            <text:p>1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50</text:p>
          </table:table-cell>
          <table:table-cell office:value-type="float" office:value="10" table:style-name="ce17">
            <text:p>10.00</text:p>
          </table:table-cell>
          <table:table-cell office:value-type="float" office:value="1" table:style-name="ce17">
            <text:p>1.00</text:p>
          </table:table-cell>
          <table:table-cell office:value-type="float" office:value="100" table:style-name="ce17">
            <text:p>10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7"/>
          <table:table-cell table:number-columns-repeated="16362" table:style-name="ce26"/>
        </table:table-row>
        <table:table-row table:style-name="ro3">
          <table:table-cell office:value-type="string" table:style-name="ce29">
            <text:p>STELLARITE_PLASMA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250" table:style-name="ce28">
            <text:p>250.00</text:p>
          </table:table-cell>
          <table:table-cell office:value-type="float" office:value="325" table:style-name="ce28">
            <text:p>325.00</text:p>
          </table:table-cell>
          <table:table-cell office:value-type="float" office:value="357.43243243243239" table:formula="of:=(([.D182]+[.E182])/2) / ((([.K182]+[.L182])/2+[.M182])/10) * ([.O182]+[.N182]/100)" table:style-name="ce16">
            <text:p>357.4324324</text:p>
          </table:table-cell>
          <table:table-cell office:value-type="float" office:value="240.87837837837836" table:formula="of:=(([.D182]+[.E182])/2) / ((([.K182]+[.L182])/2+[.M182])/10) * ([.O182]+[.N182]/200)" table:style-name="ce16">
            <text:p>240.8783784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29">
            <text:p>STELLARITE_BEAM</text:p>
          </table:table-cell>
          <table:table-cell office:value-type="float" office:value="300" table:style-name="ce28">
            <text:p>300.00</text:p>
          </table:table-cell>
          <table:table-cell office:value-type="float" office:value="-300" table:style-name="ce28">
            <text:p>-300.00</text:p>
          </table:table-cell>
          <table:table-cell office:value-type="float" office:value="5000" table:style-name="ce28">
            <text:p>5000.00</text:p>
          </table:table-cell>
          <table:table-cell office:value-type="float" office:value="7500" table:style-name="ce28">
            <text:p>7500.00</text:p>
          </table:table-cell>
          <table:table-cell office:value-type="float" office:value="839.28571428571433" table:formula="of:=(([.D183]+[.E183])/2) / ((([.K183]+[.L183])/2+[.M183])/10) * ([.O183]+[.N183]/100)" table:style-name="ce16">
            <text:p>839.2857143</text:p>
          </table:table-cell>
          <table:table-cell office:value-type="float" office:value="571.42857142857144" table:formula="of:=(([.D183]+[.E183])/2) / ((([.K183]+[.L183])/2+[.M183])/10) * ([.O183]+[.N183]/200)" table:style-name="ce16">
            <text:p>571.4285714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20" table:style-name="ce28">
            <text:p>20.00</text:p>
          </table:table-cell>
          <table:table-cell office:value-type="float" office:value="30" table:style-name="ce28">
            <text:p>30.00</text:p>
          </table:table-cell>
          <table:table-cell office:value-type="float" office:value="150" table:style-name="ce28">
            <text:p>150.00</text:p>
          </table:table-cell>
          <table:table-cell office:value-type="float" office:value="150" table:style-name="ce28">
            <text:p>15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3" table:style-name="ce26"/>
        </table:table-row>
        <table:table-row table:style-name="ro1">
          <table:table-cell office:value-type="string" table:style-name="ce26">
            <text:p>STELLARIT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9" table:formula="of:=(([.D184]+[.E184])/2) / ((([.K184]+[.L184])/2+[.M184])/10) * ([.O184]+[.N184]/100)" table:style-name="ce16">
            <text:p>9</text:p>
          </table:table-cell>
          <table:table-cell office:value-type="float" office:value="8.5" table:formula="of:=(([.D184]+[.E184])/2) / ((([.K184]+[.L184])/2+[.M184])/10) * ([.O184]+[.N184]/200)" table:style-name="ce16">
            <text:p>8.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26">
            <text:p>DRAGON_WEAPON</text:p>
          </table:table-cell>
          <table:table-cell office:value-type="string" table:style-name="ce16">
            <text:p>0.00</text:p>
          </table:table-cell>
          <table:table-cell office:value-type="float" office:value="-300" table:style-name="ce28">
            <text:p>-300.00</text:p>
          </table:table-cell>
          <table:table-cell office:value-type="float" office:value="2000" table:style-name="ce28">
            <text:p>2000.00</text:p>
          </table:table-cell>
          <table:table-cell office:value-type="float" office:value="3000" table:style-name="ce28">
            <text:p>3000.00</text:p>
          </table:table-cell>
          <table:table-cell office:value-type="float" office:value="445.65217391304344" table:formula="of:=(([.D185]+[.E185])/2) / ((([.K185]+[.L185])/2+[.M185])/10) * ([.O185]+[.N185]/100)" table:style-name="ce16">
            <text:p>445.6521739</text:p>
          </table:table-cell>
          <table:table-cell office:value-type="float" office:value="315.21739130434781" table:formula="of:=(([.D185]+[.E185])/2) / ((([.K185]+[.L185])/2+[.M185])/10) * ([.O185]+[.N185]/200)" table:style-name="ce16">
            <text:p>315.2173913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10" table:style-name="ce28">
            <text:p>10.00</text:p>
          </table:table-cell>
          <table:table-cell office:value-type="float" office:value="20" table:style-name="ce28">
            <text:p>20.00</text:p>
          </table:table-cell>
          <table:table-cell office:value-type="float" office:value="100" table:style-name="ce28">
            <text:p>100.00</text:p>
          </table:table-cell>
          <table:table-cell office:value-type="float" office:value="120" table:style-name="ce28">
            <text:p>12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26">
            <text:p>DRAGON_SECONDARY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28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50.00</text:p>
          </table:table-cell>
          <table:table-cell office:value-type="float" office:value="95.238095238095241" table:formula="of:=(([.D186]+[.E186])/2) / ((([.K186]+[.L186])/2+[.M186])/10) * ([.O186]+[.N186]/100)" table:style-name="ce16">
            <text:p>95.23809524</text:p>
          </table:table-cell>
          <table:table-cell office:value-type="float" office:value="71.428571428571431" table:formula="of:=(([.D186]+[.E186])/2) / ((([.K186]+[.L186])/2+[.M186])/10) * ([.O186]+[.N186]/200)" table:style-name="ce16">
            <text:p>71.42857143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3" table:style-name="ce26"/>
        </table:table-row>
        <table:table-row table:style-name="ro1">
          <table:table-cell office:value-type="string" table:style-name="ce26">
            <text:p>DRAGON_TERTIARY_WEAPON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9" table:formula="of:=(([.D187]+[.E187])/2) / ((([.K187]+[.L187])/2+[.M187])/10) * ([.O187]+[.N187]/100)" table:style-name="ce16">
            <text:p>9</text:p>
          </table:table-cell>
          <table:table-cell office:value-type="float" office:value="8.5" table:formula="of:=(([.D187]+[.E187])/2) / ((([.K187]+[.L187])/2+[.M187])/10) * ([.O187]+[.N187]/200)" table:style-name="ce16">
            <text:p>8.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26">
            <text:p>DIMENSIONAL_HORROR_PRIMARY_WEAPON</text:p>
          </table:table-cell>
          <table:table-cell office:value-type="float" office:value="300" table:style-name="ce28">
            <text:p>300.00</text:p>
          </table:table-cell>
          <table:table-cell office:value-type="float" office:value="-300" table:style-name="ce28">
            <text:p>-300.00</text:p>
          </table:table-cell>
          <table:table-cell office:value-type="float" office:value="500" table:style-name="ce28">
            <text:p>500.00</text:p>
          </table:table-cell>
          <table:table-cell office:value-type="float" office:value="5000" table:style-name="ce28">
            <text:p>5000.00</text:p>
          </table:table-cell>
          <table:table-cell office:value-type="float" office:value="526.42857142857144" table:formula="of:=(([.D188]+[.E188])/2) / ((([.K188]+[.L188])/2+[.M188])/10) * ([.O188]+[.N188]/100)" table:style-name="ce16">
            <text:p>526.4285714</text:p>
          </table:table-cell>
          <table:table-cell office:value-type="float" office:value="330" table:formula="of:=(([.D188]+[.E188])/2) / ((([.K188]+[.L188])/2+[.M188])/10) * ([.O188]+[.N188]/200)" table:style-name="ce16">
            <text:p>330</text:p>
          </table:table-cell>
          <table:table-cell office:value-type="float" office:value="1" table:style-name="ce28">
            <text:p>1.00</text:p>
          </table:table-cell>
          <table:table-cell office:value-type="float" office:value="1" table:style-name="ce28">
            <text:p>1.00</text:p>
          </table:table-cell>
          <table:table-cell office:value-type="float" office:value="1" table:style-name="ce28">
            <text:p>1.00</text:p>
          </table:table-cell>
          <table:table-cell office:value-type="float" office:value="20" table:style-name="ce28">
            <text:p>20.00</text:p>
          </table:table-cell>
          <table:table-cell office:value-type="float" office:value="30" table:style-name="ce28">
            <text:p>3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1">
            <text:p>DIMENSIONAL_HORROR_LARGE_WEAPON</text:p>
          </table:table-cell>
          <table:table-cell office:value-type="string" table:style-name="ce16">
            <text:p>0.00</text:p>
          </table:table-cell>
          <table:table-cell office:value-type="float" office:value="-100" table:style-name="ce28">
            <text:p>-100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1000.00</text:p>
          </table:table-cell>
          <table:table-cell office:value-type="float" office:value="763.8888888888888" table:formula="of:=(([.D189]+[.E189])/2) / ((([.K189]+[.L189])/2+[.M189])/10) * ([.O189]+[.N189]/100)" table:style-name="ce16">
            <text:p>763.8888889</text:p>
          </table:table-cell>
          <table:table-cell office:value-type="float" office:value="474.53703703703695" table:formula="of:=(([.D189]+[.E189])/2) / ((([.K189]+[.L189])/2+[.M189])/10) * ([.O189]+[.N189]/200)" table:style-name="ce16">
            <text:p>474.537037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6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1">
            <text:p>DIMENSIONAL_HORROR_MEDIUM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28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400.00</text:p>
          </table:table-cell>
          <table:table-cell office:value-type="float" office:value="330" table:formula="of:=(([.D190]+[.E190])/2) / ((([.K190]+[.L190])/2+[.M190])/10) * ([.O190]+[.N190]/100)" table:style-name="ce16">
            <text:p>330</text:p>
          </table:table-cell>
          <table:table-cell office:value-type="float" office:value="204.99999999999997" table:formula="of:=(([.D190]+[.E190])/2) / ((([.K190]+[.L190])/2+[.M190])/10) * ([.O190]+[.N190]/200)" table:style-name="ce16">
            <text:p>205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5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5" table:style-name="ce17">
            <text:p>0.5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1">
            <text:p>DIMENSIONAL_HORROR_SMALL_WEAPON</text:p>
          </table:table-cell>
          <table:table-cell office:value-type="string" table:style-name="ce16">
            <text:p>0.00</text:p>
          </table:table-cell>
          <table:table-cell office:value-type="float" office:value="-25" table:style-name="ce28">
            <text:p>-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200.00</text:p>
          </table:table-cell>
          <table:table-cell office:value-type="float" office:value="179.34782608695653" table:formula="of:=(([.D191]+[.E191])/2) / ((([.K191]+[.L191])/2+[.M191])/10) * ([.O191]+[.N191]/100)" table:style-name="ce16">
            <text:p>179.3478261</text:p>
          </table:table-cell>
          <table:table-cell office:value-type="float" office:value="111.41304347826086" table:formula="of:=(([.D191]+[.E191])/2) / ((([.K191]+[.L191])/2+[.M191])/10) * ([.O191]+[.N191]/200)" table:style-name="ce16">
            <text:p>111.4130435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14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25" table:style-name="ce17">
            <text:p>0.2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3" table:style-name="ce26"/>
        </table:table-row>
        <table:table-row table:style-name="ro1">
          <table:table-cell office:value-type="string" table:style-name="ce26">
            <text:p>DIMENSIONAL_HORROR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50.00</text:p>
          </table:table-cell>
          <table:table-cell office:value-type="float" office:value="61.875" table:formula="of:=(([.D192]+[.E192])/2) / ((([.K192]+[.L192])/2+[.M192])/10) * ([.O192]+[.N192]/100)" table:style-name="ce16">
            <text:p>61.875</text:p>
          </table:table-cell>
          <table:table-cell office:value-type="float" office:value="38.4375" table:formula="of:=(([.D192]+[.E192])/2) / ((([.K192]+[.L192])/2+[.M192])/10) * ([.O192]+[.N192]/200)" table:style-name="ce16">
            <text:p>38.43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29">
            <text:p>WRAITH_RED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3]+[.E193])/2) / ((([.K193]+[.L193])/2+[.M193])/10) * ([.O193]+[.N193]/100)" table:style-name="ce16">
            <text:p>248.6486486</text:p>
          </table:table-cell>
          <table:table-cell office:value-type="float" office:value="167.56756756756755" table:formula="of:=(([.D193]+[.E193])/2) / ((([.K193]+[.L193])/2+[.M193])/10) * ([.O193]+[.N193]/200)" table:style-name="ce16">
            <text:p>167.567567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29">
            <text:p>WRAITH_BLUE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4]+[.E194])/2) / ((([.K194]+[.L194])/2+[.M194])/10) * ([.O194]+[.N194]/100)" table:style-name="ce16">
            <text:p>248.6486486</text:p>
          </table:table-cell>
          <table:table-cell office:value-type="float" office:value="167.56756756756755" table:formula="of:=(([.D194]+[.E194])/2) / ((([.K194]+[.L194])/2+[.M194])/10) * ([.O194]+[.N194]/200)" table:style-name="ce16">
            <text:p>167.567567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3" table:style-name="ce26"/>
        </table:table-row>
        <table:table-row table:style-name="ro3">
          <table:table-cell office:value-type="string" table:style-name="ce29">
            <text:p>WRAITH_YELLOW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5]+[.E195])/2) / ((([.K195]+[.L195])/2+[.M195])/10) * ([.O195]+[.N195]/100)" table:style-name="ce16">
            <text:p>248.6486486</text:p>
          </table:table-cell>
          <table:table-cell office:value-type="float" office:value="167.56756756756755" table:formula="of:=(([.D195]+[.E195])/2) / ((([.K195]+[.L195])/2+[.M195])/10) * ([.O195]+[.N195]/200)" table:style-name="ce16">
            <text:p>167.567567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3" table:style-name="ce26"/>
        </table:table-row>
        <table:table-row table:number-rows-repeated="3" table:style-name="ro1">
          <table:table-cell table:style-name="ce26"/>
          <table:table-cell table:number-columns-repeated="20" table:style-name="ce30"/>
          <table:table-cell table:number-columns-repeated="16363" table:style-name="ce26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 number:style="long"/>
      <number:text>.</number:text>
      <number:day number:style="long"/>
      <number:text>.</number:text>
      <number:year/>
    </number:date-style>
    <number:date-style style:name="N39">
      <number:year/>
      <number:text>-</number:text>
      <number:month number:style="long"/>
      <number:text>-</number:text>
      <number:day number:style="long"/>
    </number:date-style>
    <number:currency-style style:name="N40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0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simplyThat</dc:creator>
    <dc:date>2017-05-27T02:25:26Z</dc:date>
    <meta:editing-cycles>190</meta:editing-cycles>
    <meta:editing-duration>PT587432S</meta:editing-duration>
  </office:meta>
</office:document-meta>
</file>